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ro5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2-10-09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10-14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1-10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3772)" xlink:type="simple">Abakan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Абакан</text:p>
          </table:table-cell>
          <table:table-cell office:value-type="float" office:value="128311" calcext:value-type="float">
            <text:p>128311</text:p>
          </table:table-cell>
          <table:table-cell office:value-type="float" office:value="154092" calcext:value-type="float">
            <text:p>154092</text:p>
          </table:table-cell>
          <table:table-cell office:value-type="float" office:value="165197" calcext:value-type="float">
            <text:p>165197</text:p>
          </table:table-cell>
          <table:table-cell office:value-type="float" office:value="165214" calcext:value-type="float">
            <text:p>165214</text:p>
          </table:table-cell>
          <table:table-cell office:value-type="float" office:value="184769" calcext:value-type="float">
            <text:p>184769</text:p>
          </table:table-cell>
          <table:table-cell office:value-type="float" office:value="185804" calcext:value-type="float">
            <text:p>185804</text:p>
          </table:table-cell>
        </table:table-row>
        <table:table-row table:style-name="ro3">
          <table:table-cell office:value-type="string" calcext:value-type="string">
            <text:p><text:a xlink:href="javascript:sym(3774)" xlink:type="simple">Al'metjevsk</text:a> [Almetyevsk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Альметьевск</text:p>
          </table:table-cell>
          <table:table-cell office:value-type="float" office:value="109579" calcext:value-type="float">
            <text:p>109579</text:p>
          </table:table-cell>
          <table:table-cell office:value-type="float" office:value="129008" calcext:value-type="float">
            <text:p>129008</text:p>
          </table:table-cell>
          <table:table-cell office:value-type="float" office:value="140437" calcext:value-type="float">
            <text:p>140437</text:p>
          </table:table-cell>
          <table:table-cell office:value-type="float" office:value="146393" calcext:value-type="float">
            <text:p>146393</text:p>
          </table:table-cell>
          <table:table-cell office:value-type="float" office:value="163512" calcext:value-type="float">
            <text:p>163512</text:p>
          </table:table-cell>
          <table:table-cell office:value-type="float" office:value="163747" calcext:value-type="float">
            <text:p>163747</text:p>
          </table:table-cell>
        </table:table-row>
        <table:table-row table:style-name="ro2">
          <table:table-cell office:value-type="string" calcext:value-type="string">
            <text:p><text:a xlink:href="javascript:sym(3775)" xlink:type="simple">Angar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Ангарск</text:p>
          </table:table-cell>
          <table:table-cell table:style-name="ce3" office:value-type="float" office:value="238802" calcext:value-type="float">
            <text:p>238802</text:p>
          </table:table-cell>
          <table:table-cell table:style-name="ce3" office:value-type="float" office:value="265835" calcext:value-type="float">
            <text:p>265835</text:p>
          </table:table-cell>
          <table:table-cell office:value-type="float" office:value="251176" calcext:value-type="float">
            <text:p>251176</text:p>
          </table:table-cell>
          <table:table-cell office:value-type="float" office:value="233567" calcext:value-type="float">
            <text:p>233567</text:p>
          </table:table-cell>
          <table:table-cell office:value-type="float" office:value="221296" calcext:value-type="float">
            <text:p>221296</text:p>
          </table:table-cell>
          <table:table-cell office:value-type="float" office:value="217365" calcext:value-type="float">
            <text:p>217365</text:p>
          </table:table-cell>
        </table:table-row>
        <table:table-row table:style-name="ro3">
          <table:table-cell office:value-type="string" calcext:value-type="string">
            <text:p><text:a xlink:href="javascript:sym(3777)" xlink:type="simple">Archangel'sk</text:a> [Arkhangelsk]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Архангельск</text:p>
          </table:table-cell>
          <table:table-cell office:value-type="float" office:value="385028" calcext:value-type="float">
            <text:p>385028</text:p>
          </table:table-cell>
          <table:table-cell office:value-type="float" office:value="415921" calcext:value-type="float">
            <text:p>415921</text:p>
          </table:table-cell>
          <table:table-cell office:value-type="float" office:value="356051" calcext:value-type="float">
            <text:p>356051</text:p>
          </table:table-cell>
          <table:table-cell office:value-type="float" office:value="348783" calcext:value-type="float">
            <text:p>348783</text:p>
          </table:table-cell>
          <table:table-cell office:value-type="float" office:value="301199" calcext:value-type="float">
            <text:p>301199</text:p>
          </table:table-cell>
          <table:table-cell office:value-type="float" office:value="296665" calcext:value-type="float">
            <text:p>296665</text:p>
          </table:table-cell>
        </table:table-row>
        <table:table-row table:style-name="ro2">
          <table:table-cell office:value-type="string" calcext:value-type="string">
            <text:p><text:a xlink:href="javascript:sym(3778)" xlink:type="simple">Armavir</text:a>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Армавир</text:p>
          </table:table-cell>
          <table:table-cell office:value-type="float" office:value="161539" calcext:value-type="float">
            <text:p>161539</text:p>
          </table:table-cell>
          <table:table-cell office:value-type="float" office:value="160983" calcext:value-type="float">
            <text:p>160983</text:p>
          </table:table-cell>
          <table:table-cell office:value-type="float" office:value="193964" calcext:value-type="float">
            <text:p>193964</text:p>
          </table:table-cell>
          <table:table-cell office:value-type="float" office:value="188832" calcext:value-type="float">
            <text:p>188832</text:p>
          </table:table-cell>
          <table:table-cell office:value-type="float" office:value="187177" calcext:value-type="float">
            <text:p>187177</text:p>
          </table:table-cell>
          <table:table-cell office:value-type="float" office:value="184546" calcext:value-type="float">
            <text:p>184546</text:p>
          </table:table-cell>
        </table:table-row>
        <table:table-row table:style-name="ro3">
          <table:table-cell office:value-type="string" calcext:value-type="string">
            <text:p><text:a xlink:href="javascript:sym(20569)" xlink:type="simple">Artëm</text:a> [Artyom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Артём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2603" calcext:value-type="float">
            <text:p>102603</text:p>
          </table:table-cell>
          <table:table-cell office:value-type="float" office:value="109556" calcext:value-type="float">
            <text:p>109556</text:p>
          </table:table-cell>
          <table:table-cell office:value-type="float" office:value="108539" calcext:value-type="float">
            <text:p>108539</text:p>
          </table:table-cell>
        </table:table-row>
        <table:table-row table:style-name="ro2">
          <table:table-cell office:value-type="string" calcext:value-type="string">
            <text:p><text:a xlink:href="javascript:sym(3779)" xlink:type="simple">Arzamas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Арзамас</text:p>
          </table:table-cell>
          <table:table-cell office:value-type="float" office:value="93251" calcext:value-type="float">
            <text:p>93251</text:p>
          </table:table-cell>
          <table:table-cell office:value-type="float" office:value="108951" calcext:value-type="float">
            <text:p>108951</text:p>
          </table:table-cell>
          <table:table-cell office:value-type="float" office:value="109432" calcext:value-type="float">
            <text:p>109432</text:p>
          </table:table-cell>
          <table:table-cell office:value-type="float" office:value="106362" calcext:value-type="float">
            <text:p>106362</text:p>
          </table:table-cell>
          <table:table-cell office:value-type="float" office:value="104908" calcext:value-type="float">
            <text:p>104908</text:p>
          </table:table-cell>
          <table:table-cell office:value-type="float" office:value="103629" calcext:value-type="float">
            <text:p>103629</text:p>
          </table:table-cell>
        </table:table-row>
        <table:table-row table:style-name="ro3">
          <table:table-cell office:value-type="string" calcext:value-type="string">
            <text:p><text:a xlink:href="javascript:sym(3780)" xlink:type="simple">Astrachan'</text:a> [Astrakhan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Астрахань</text:p>
          </table:table-cell>
          <table:table-cell office:value-type="float" office:value="461003" calcext:value-type="float">
            <text:p>461003</text:p>
          </table:table-cell>
          <table:table-cell office:value-type="float" office:value="509210" calcext:value-type="float">
            <text:p>509210</text:p>
          </table:table-cell>
          <table:table-cell office:value-type="float" office:value="504501" calcext:value-type="float">
            <text:p>504501</text:p>
          </table:table-cell>
          <table:table-cell office:value-type="float" office:value="520339" calcext:value-type="float">
            <text:p>520339</text:p>
          </table:table-cell>
          <table:table-cell office:value-type="float" office:value="475629" calcext:value-type="float">
            <text:p>475629</text:p>
          </table:table-cell>
          <table:table-cell office:value-type="float" office:value="465524" calcext:value-type="float">
            <text:p>465524</text:p>
          </table:table-cell>
        </table:table-row>
        <table:table-row table:style-name="ro2">
          <table:table-cell office:value-type="string" calcext:value-type="string">
            <text:p><text:a xlink:href="javascript:sym(3781)" xlink:type="simple">Balakovo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Балаково</text:p>
          </table:table-cell>
          <table:table-cell office:value-type="float" office:value="151560" calcext:value-type="float">
            <text:p>151560</text:p>
          </table:table-cell>
          <table:table-cell office:value-type="float" office:value="197391" calcext:value-type="float">
            <text:p>197391</text:p>
          </table:table-cell>
          <table:table-cell office:value-type="float" office:value="200470" calcext:value-type="float">
            <text:p>200470</text:p>
          </table:table-cell>
          <table:table-cell office:value-type="float" office:value="199690" calcext:value-type="float">
            <text:p>199690</text:p>
          </table:table-cell>
          <table:table-cell office:value-type="float" office:value="184466" calcext:value-type="float">
            <text:p>184466</text:p>
          </table:table-cell>
          <table:table-cell office:value-type="float" office:value="181724" calcext:value-type="float">
            <text:p>181724</text:p>
          </table:table-cell>
        </table:table-row>
        <table:table-row table:style-name="ro4">
          <table:table-cell office:value-type="string" calcext:value-type="string">
            <text:p><text:a xlink:href="javascript:sym(3782)" xlink:type="simple">Balašicha</text:a> (incl. Železnodorožnyj) [Balashikha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Балашиха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46751" calcext:value-type="float">
            <text:p>346751</text:p>
          </table:table-cell>
          <table:table-cell office:value-type="float" office:value="520962" calcext:value-type="float">
            <text:p>520962</text:p>
          </table:table-cell>
          <table:table-cell office:value-type="float" office:value="530311" calcext:value-type="float">
            <text:p>530311</text:p>
          </table:table-cell>
        </table:table-row>
        <table:table-row table:style-name="ro2">
          <table:table-cell office:value-type="string" calcext:value-type="string">
            <text:p><text:a xlink:href="javascript:sym(3783)" xlink:type="simple">Barnaul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Барнаул</text:p>
          </table:table-cell>
          <table:table-cell office:value-type="float" office:value="533263" calcext:value-type="float">
            <text:p>533263</text:p>
          </table:table-cell>
          <table:table-cell office:value-type="float" office:value="601811" calcext:value-type="float">
            <text:p>601811</text:p>
          </table:table-cell>
          <table:table-cell office:value-type="float" office:value="600749" calcext:value-type="float">
            <text:p>600749</text:p>
          </table:table-cell>
          <table:table-cell office:value-type="float" office:value="612401" calcext:value-type="float">
            <text:p>612401</text:p>
          </table:table-cell>
          <table:table-cell office:value-type="float" office:value="630877" calcext:value-type="float">
            <text:p>630877</text:p>
          </table:table-cell>
          <table:table-cell office:value-type="float" office:value="620419" calcext:value-type="float">
            <text:p>620419</text:p>
          </table:table-cell>
        </table:table-row>
        <table:table-row table:style-name="ro3">
          <table:table-cell office:value-type="string" calcext:value-type="string">
            <text:p><text:a xlink:href="javascript:sym(18944)" xlink:type="simple">Batajsk</text:a> [Bataysk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Батайск</text:p>
          </table:table-cell>
          <table:table-cell office:value-type="float" office:value="90123" calcext:value-type="float">
            <text:p>90123</text:p>
          </table:table-cell>
          <table:table-cell office:value-type="float" office:value="91930" calcext:value-type="float">
            <text:p>91930</text:p>
          </table:table-cell>
          <table:table-cell office:value-type="float" office:value="107438" calcext:value-type="float">
            <text:p>107438</text:p>
          </table:table-cell>
          <table:table-cell office:value-type="float" office:value="111843" calcext:value-type="float">
            <text:p>111843</text:p>
          </table:table-cell>
          <table:table-cell office:value-type="float" office:value="126988" calcext:value-type="float">
            <text:p>126988</text:p>
          </table:table-cell>
          <table:table-cell office:value-type="float" office:value="124987" calcext:value-type="float">
            <text:p>124987</text:p>
          </table:table-cell>
        </table:table-row>
        <table:table-row table:style-name="ro2">
          <table:table-cell office:value-type="string" calcext:value-type="string">
            <text:p><text:a xlink:href="javascript:sym(3784)" xlink:type="simple">Belgorod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Белгород</text:p>
          </table:table-cell>
          <table:table-cell office:value-type="float" office:value="239814" calcext:value-type="float">
            <text:p>239814</text:p>
          </table:table-cell>
          <table:table-cell office:value-type="float" office:value="300408" calcext:value-type="float">
            <text:p>300408</text:p>
          </table:table-cell>
          <table:table-cell office:value-type="float" office:value="337030" calcext:value-type="float">
            <text:p>337030</text:p>
          </table:table-cell>
          <table:table-cell office:value-type="float" office:value="356402" calcext:value-type="float">
            <text:p>356402</text:p>
          </table:table-cell>
          <table:table-cell office:value-type="float" office:value="339978" calcext:value-type="float">
            <text:p>339978</text:p>
          </table:table-cell>
          <table:table-cell office:value-type="float" office:value="328482" calcext:value-type="float">
            <text:p>328482</text:p>
          </table:table-cell>
        </table:table-row>
        <table:table-row table:style-name="ro2">
          <table:table-cell office:value-type="string" calcext:value-type="string">
            <text:p><text:a xlink:href="javascript:sym(20579)" xlink:type="simple">Berd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Бердск</text:p>
          </table:table-cell>
          <table:table-cell office:value-type="float" office:value="67336" calcext:value-type="float">
            <text:p>67336</text:p>
          </table:table-cell>
          <table:table-cell office:value-type="float" office:value="79252" calcext:value-type="float">
            <text:p>79252</text:p>
          </table:table-cell>
          <table:table-cell office:value-type="float" office:value="88445" calcext:value-type="float">
            <text:p>88445</text:p>
          </table:table-cell>
          <table:table-cell office:value-type="float" office:value="97296" calcext:value-type="float">
            <text:p>97296</text:p>
          </table:table-cell>
          <table:table-cell office:value-type="float" office:value="102850" calcext:value-type="float">
            <text:p>102850</text:p>
          </table:table-cell>
          <table:table-cell office:value-type="float" office:value="102760" calcext:value-type="float">
            <text:p>102760</text:p>
          </table:table-cell>
        </table:table-row>
        <table:table-row table:style-name="ro2">
          <table:table-cell office:value-type="string" calcext:value-type="string">
            <text:p><text:a xlink:href="javascript:sym(3786)" xlink:type="simple">Berezniki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Березники</text:p>
          </table:table-cell>
          <table:table-cell office:value-type="float" office:value="185395" calcext:value-type="float">
            <text:p>185395</text:p>
          </table:table-cell>
          <table:table-cell office:value-type="float" office:value="201213" calcext:value-type="float">
            <text:p>201213</text:p>
          </table:table-cell>
          <table:table-cell office:value-type="float" office:value="173077" calcext:value-type="float">
            <text:p>173077</text:p>
          </table:table-cell>
          <table:table-cell office:value-type="float" office:value="156466" calcext:value-type="float">
            <text:p>156466</text:p>
          </table:table-cell>
          <table:table-cell office:value-type="float" office:value="138069" calcext:value-type="float">
            <text:p>138069</text:p>
          </table:table-cell>
          <table:table-cell office:value-type="float" office:value="134098" calcext:value-type="float">
            <text:p>134098</text:p>
          </table:table-cell>
        </table:table-row>
        <table:table-row table:style-name="ro2">
          <table:table-cell office:value-type="string" calcext:value-type="string">
            <text:p><text:a xlink:href="javascript:sym(3787)" xlink:type="simple">Bijsk</text:a> [Biysk]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Бий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2932" calcext:value-type="float">
            <text:p>232932</text:p>
          </table:table-cell>
          <table:table-cell office:value-type="float" office:value="210115" calcext:value-type="float">
            <text:p>210115</text:p>
          </table:table-cell>
          <table:table-cell office:value-type="float" office:value="183852" calcext:value-type="float">
            <text:p>183852</text:p>
          </table:table-cell>
          <table:table-cell office:value-type="float" office:value="180851" calcext:value-type="float">
            <text:p>180851</text:p>
          </table:table-cell>
        </table:table-row>
        <table:table-row table:style-name="ro1">
          <table:table-cell office:value-type="string" calcext:value-type="string">
            <text:p><text:a xlink:href="javascript:sym(3788)" xlink:type="simple">Blagoveščensk</text:a> [Blagoveshchensk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Благовещенск</text:p>
          </table:table-cell>
          <table:table-cell office:value-type="float" office:value="171997" calcext:value-type="float">
            <text:p>171997</text:p>
          </table:table-cell>
          <table:table-cell office:value-type="float" office:value="205553" calcext:value-type="float">
            <text:p>205553</text:p>
          </table:table-cell>
          <table:table-cell office:value-type="float" office:value="219221" calcext:value-type="float">
            <text:p>219221</text:p>
          </table:table-cell>
          <table:table-cell office:value-type="float" office:value="214390" calcext:value-type="float">
            <text:p>214390</text:p>
          </table:table-cell>
          <table:table-cell office:value-type="float" office:value="241437" calcext:value-type="float">
            <text:p>241437</text:p>
          </table:table-cell>
          <table:table-cell office:value-type="float" office:value="239864" calcext:value-type="float">
            <text:p>239864</text:p>
          </table:table-cell>
        </table:table-row>
        <table:table-row table:style-name="ro2">
          <table:table-cell office:value-type="string" calcext:value-type="string">
            <text:p><text:a xlink:href="javascript:sym(3790)" xlink:type="simple">Brat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Братск</text:p>
          </table:table-cell>
          <table:table-cell office:value-type="float" office:value="213725" calcext:value-type="float">
            <text:p>213725</text:p>
          </table:table-cell>
          <table:table-cell office:value-type="float" office:value="255705" calcext:value-type="float">
            <text:p>255705</text:p>
          </table:table-cell>
          <table:table-cell office:value-type="float" office:value="259335" calcext:value-type="float">
            <text:p>259335</text:p>
          </table:table-cell>
          <table:table-cell office:value-type="float" office:value="246319" calcext:value-type="float">
            <text:p>246319</text:p>
          </table:table-cell>
          <table:table-cell office:value-type="float" office:value="224071" calcext:value-type="float">
            <text:p>224071</text:p>
          </table:table-cell>
          <table:table-cell office:value-type="float" office:value="220097" calcext:value-type="float">
            <text:p>220097</text:p>
          </table:table-cell>
        </table:table-row>
        <table:table-row table:style-name="ro3">
          <table:table-cell office:value-type="string" calcext:value-type="string">
            <text:p><text:a xlink:href="javascript:sym(3789)" xlink:type="simple">Brjansk</text:a> [Bryansk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Брянск</text:p>
          </table:table-cell>
          <table:table-cell office:value-type="float" office:value="394210" calcext:value-type="float">
            <text:p>394210</text:p>
          </table:table-cell>
          <table:table-cell office:value-type="float" office:value="452160" calcext:value-type="float">
            <text:p>452160</text:p>
          </table:table-cell>
          <table:table-cell office:value-type="float" office:value="431526" calcext:value-type="float">
            <text:p>431526</text:p>
          </table:table-cell>
          <table:table-cell office:value-type="float" office:value="415721" calcext:value-type="float">
            <text:p>415721</text:p>
          </table:table-cell>
          <table:table-cell office:value-type="float" office:value="379152" calcext:value-type="float">
            <text:p>379152</text:p>
          </table:table-cell>
          <table:table-cell office:value-type="float" office:value="373310" calcext:value-type="float">
            <text:p>373310</text:p>
          </table:table-cell>
        </table:table-row>
        <table:table-row table:style-name="ro3">
          <table:table-cell office:value-type="string" calcext:value-type="string">
            <text:p><text:a xlink:href="javascript:sym(3791)" xlink:type="simple">Čeboksary</text:a> [Cheboksary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Чебоксары</text:p>
          </table:table-cell>
          <table:table-cell office:value-type="float" office:value="307599" calcext:value-type="float">
            <text:p>307599</text:p>
          </table:table-cell>
          <table:table-cell office:value-type="float" office:value="419592" calcext:value-type="float">
            <text:p>419592</text:p>
          </table:table-cell>
          <table:table-cell office:value-type="float" office:value="440621" calcext:value-type="float">
            <text:p>440621</text:p>
          </table:table-cell>
          <table:table-cell office:value-type="float" office:value="453721" calcext:value-type="float">
            <text:p>453721</text:p>
          </table:table-cell>
          <table:table-cell office:value-type="float" office:value="497807" calcext:value-type="float">
            <text:p>497807</text:p>
          </table:table-cell>
          <table:table-cell office:value-type="float" office:value="496350" calcext:value-type="float">
            <text:p>496350</text:p>
          </table:table-cell>
        </table:table-row>
        <table:table-row table:style-name="ro3">
          <table:table-cell office:value-type="string" calcext:value-type="string">
            <text:p><text:a xlink:href="javascript:sym(3792)" xlink:type="simple">Čeljabinsk</text:a> [Chelyabin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Челябинск</text:p>
          </table:table-cell>
          <table:table-cell office:value-type="float" office:value="1029522" calcext:value-type="float">
            <text:p>1029522</text:p>
          </table:table-cell>
          <table:table-cell office:value-type="float" office:value="1141777" calcext:value-type="float">
            <text:p>1141777</text:p>
          </table:table-cell>
          <table:table-cell office:value-type="float" office:value="1104648" calcext:value-type="float">
            <text:p>1104648</text:p>
          </table:table-cell>
          <table:table-cell office:value-type="float" office:value="1130132" calcext:value-type="float">
            <text:p>1130132</text:p>
          </table:table-cell>
          <table:table-cell office:value-type="float" office:value="1189525" calcext:value-type="float">
            <text:p>1189525</text:p>
          </table:table-cell>
          <table:table-cell office:value-type="float" office:value="1177058" calcext:value-type="float">
            <text:p>1177058</text:p>
          </table:table-cell>
        </table:table-row>
        <table:table-row table:style-name="ro3">
          <table:table-cell office:value-type="string" calcext:value-type="string">
            <text:p><text:a xlink:href="javascript:sym(3793)" xlink:type="simple">Čerepovec</text:a> [Cherepovets]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Череповец</text:p>
          </table:table-cell>
          <table:table-cell office:value-type="float" office:value="265933" calcext:value-type="float">
            <text:p>265933</text:p>
          </table:table-cell>
          <table:table-cell office:value-type="float" office:value="310463" calcext:value-type="float">
            <text:p>310463</text:p>
          </table:table-cell>
          <table:table-cell office:value-type="float" office:value="311869" calcext:value-type="float">
            <text:p>311869</text:p>
          </table:table-cell>
          <table:table-cell office:value-type="float" office:value="312310" calcext:value-type="float">
            <text:p>312310</text:p>
          </table:table-cell>
          <table:table-cell office:value-type="float" office:value="305185" calcext:value-type="float">
            <text:p>305185</text:p>
          </table:table-cell>
          <table:table-cell office:value-type="float" office:value="298790" calcext:value-type="float">
            <text:p>298790</text:p>
          </table:table-cell>
        </table:table-row>
        <table:table-row table:style-name="ro3">
          <table:table-cell office:value-type="string" calcext:value-type="string">
            <text:p><text:a xlink:href="javascript:sym(3794)" xlink:type="simple">Čerkessk</text:a> [Cherkessk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Черкесск</text:p>
          </table:table-cell>
          <table:table-cell office:value-type="float" office:value="90833" calcext:value-type="float">
            <text:p>90833</text:p>
          </table:table-cell>
          <table:table-cell office:value-type="float" office:value="113060" calcext:value-type="float">
            <text:p>113060</text:p>
          </table:table-cell>
          <table:table-cell office:value-type="float" office:value="116244" calcext:value-type="float">
            <text:p>116244</text:p>
          </table:table-cell>
          <table:table-cell office:value-type="float" office:value="129069" calcext:value-type="float">
            <text:p>129069</text:p>
          </table:table-cell>
          <table:table-cell office:value-type="float" office:value="113226" calcext:value-type="float">
            <text:p>113226</text:p>
          </table:table-cell>
          <table:table-cell office:value-type="float" office:value="112782" calcext:value-type="float">
            <text:p>112782</text:p>
          </table:table-cell>
        </table:table-row>
        <table:table-row table:style-name="ro3">
          <table:table-cell office:value-type="string" calcext:value-type="string">
            <text:p><text:a xlink:href="javascript:sym(3795)" xlink:type="simple">Chabarovsk</text:a> [Khabarovsk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Хабаровск</text:p>
          </table:table-cell>
          <table:table-cell office:value-type="float" office:value="527848" calcext:value-type="float">
            <text:p>527848</text:p>
          </table:table-cell>
          <table:table-cell office:value-type="float" office:value="600623" calcext:value-type="float">
            <text:p>600623</text:p>
          </table:table-cell>
          <table:table-cell office:value-type="float" office:value="583072" calcext:value-type="float">
            <text:p>583072</text:p>
          </table:table-cell>
          <table:table-cell office:value-type="float" office:value="577441" calcext:value-type="float">
            <text:p>577441</text:p>
          </table:table-cell>
          <table:table-cell office:value-type="float" office:value="617441" calcext:value-type="float">
            <text:p>617441</text:p>
          </table:table-cell>
          <table:table-cell office:value-type="float" office:value="615570" calcext:value-type="float">
            <text:p>615570</text:p>
          </table:table-cell>
        </table:table-row>
        <table:table-row table:style-name="ro1">
          <table:table-cell office:value-type="string" calcext:value-type="string">
            <text:p><text:a xlink:href="javascript:sym(20593)" xlink:type="simple">Chanty-Mansijsk</text:a> [Khanty-Mansiy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Ханты-Мансийск</text:p>
          </table:table-cell>
          <table:table-cell office:value-type="float" office:value="28266" calcext:value-type="float">
            <text:p>28266</text:p>
          </table:table-cell>
          <table:table-cell office:value-type="float" office:value="34462" calcext:value-type="float">
            <text:p>34462</text:p>
          </table:table-cell>
          <table:table-cell office:value-type="float" office:value="53953" calcext:value-type="float">
            <text:p>53953</text:p>
          </table:table-cell>
          <table:table-cell office:value-type="float" office:value="80151" calcext:value-type="float">
            <text:p>80151</text:p>
          </table:table-cell>
          <table:table-cell office:value-type="float" office:value="107473" calcext:value-type="float">
            <text:p>107473</text:p>
          </table:table-cell>
          <table:table-cell office:value-type="float" office:value="111772" calcext:value-type="float">
            <text:p>111772</text:p>
          </table:table-cell>
        </table:table-row>
        <table:table-row table:style-name="ro3">
          <table:table-cell office:value-type="string" calcext:value-type="string">
            <text:p><text:a xlink:href="javascript:sym(18947)" xlink:type="simple">Chasavjurt</text:a> [Khasavyurt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Хасавюрт</text:p>
          </table:table-cell>
          <table:table-cell office:value-type="float" office:value="65114" calcext:value-type="float">
            <text:p>65114</text:p>
          </table:table-cell>
          <table:table-cell office:value-type="float" office:value="70514" calcext:value-type="float">
            <text:p>70514</text:p>
          </table:table-cell>
          <table:table-cell office:value-type="float" office:value="121817" calcext:value-type="float">
            <text:p>121817</text:p>
          </table:table-cell>
          <table:table-cell office:value-type="float" office:value="131187" calcext:value-type="float">
            <text:p>131187</text:p>
          </table:table-cell>
          <table:table-cell office:value-type="float" office:value="155144" calcext:value-type="float">
            <text:p>155144</text:p>
          </table:table-cell>
          <table:table-cell office:value-type="float" office:value="159252" calcext:value-type="float">
            <text:p>159252</text:p>
          </table:table-cell>
        </table:table-row>
        <table:table-row table:style-name="ro3">
          <table:table-cell office:value-type="string" calcext:value-type="string">
            <text:p><text:a xlink:href="javascript:sym(3796)" xlink:type="simple">Chimki</text:a> [Khimki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Химки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7425" calcext:value-type="float">
            <text:p>207425</text:p>
          </table:table-cell>
          <table:table-cell office:value-type="float" office:value="257128" calcext:value-type="float">
            <text:p>257128</text:p>
          </table:table-cell>
          <table:table-cell office:value-type="float" office:value="256684" calcext:value-type="float">
            <text:p>256684</text:p>
          </table:table-cell>
        </table:table-row>
        <table:table-row table:style-name="ro2">
          <table:table-cell office:value-type="string" calcext:value-type="string">
            <text:p><text:a xlink:href="javascript:sym(3797)" xlink:type="simple">Čita</text:a> [Chita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Чита</text:p>
          </table:table-cell>
          <table:table-cell office:value-type="float" office:value="302577" calcext:value-type="float">
            <text:p>302577</text:p>
          </table:table-cell>
          <table:table-cell office:value-type="float" office:value="365754" calcext:value-type="float">
            <text:p>365754</text:p>
          </table:table-cell>
          <table:table-cell office:value-type="float" office:value="316643" calcext:value-type="float">
            <text:p>316643</text:p>
          </table:table-cell>
          <table:table-cell office:value-type="float" office:value="324444" calcext:value-type="float">
            <text:p>324444</text:p>
          </table:table-cell>
          <table:table-cell office:value-type="float" office:value="334427" calcext:value-type="float">
            <text:p>334427</text:p>
          </table:table-cell>
          <table:table-cell office:value-type="float" office:value="333159" calcext:value-type="float">
            <text:p>333159</text:p>
          </table:table-cell>
        </table:table-row>
        <table:table-row table:style-name="ro2">
          <table:table-cell office:value-type="string" calcext:value-type="string">
            <text:p><text:a xlink:href="javascript:sym(18942)" xlink:type="simple">Derbent</text:a>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Дербент</text:p>
          </table:table-cell>
          <table:table-cell office:value-type="float" office:value="69575" calcext:value-type="float">
            <text:p>69575</text:p>
          </table:table-cell>
          <table:table-cell office:value-type="float" office:value="78371" calcext:value-type="float">
            <text:p>78371</text:p>
          </table:table-cell>
          <table:table-cell office:value-type="float" office:value="101031" calcext:value-type="float">
            <text:p>101031</text:p>
          </table:table-cell>
          <table:table-cell office:value-type="float" office:value="119200" calcext:value-type="float">
            <text:p>119200</text:p>
          </table:table-cell>
          <table:table-cell office:value-type="float" office:value="124953" calcext:value-type="float">
            <text:p>124953</text:p>
          </table:table-cell>
          <table:table-cell office:value-type="float" office:value="127084" calcext:value-type="float">
            <text:p>127084</text:p>
          </table:table-cell>
        </table:table-row>
        <table:table-row table:style-name="ro3">
          <table:table-cell office:value-type="string" calcext:value-type="string">
            <text:p><text:a xlink:href="javascript:sym(3798)" xlink:type="simple">Dimitrovgrad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Димитровград</text:p>
          </table:table-cell>
          <table:table-cell office:value-type="float" office:value="105958" calcext:value-type="float">
            <text:p>105958</text:p>
          </table:table-cell>
          <table:table-cell office:value-type="float" office:value="123570" calcext:value-type="float">
            <text:p>123570</text:p>
          </table:table-cell>
          <table:table-cell office:value-type="float" office:value="130871" calcext:value-type="float">
            <text:p>130871</text:p>
          </table:table-cell>
          <table:table-cell office:value-type="float" office:value="122580" calcext:value-type="float">
            <text:p>122580</text:p>
          </table:table-cell>
          <table:table-cell office:value-type="float" office:value="110968" calcext:value-type="float">
            <text:p>110968</text:p>
          </table:table-cell>
          <table:table-cell office:value-type="float" office:value="108804" calcext:value-type="float">
            <text:p>108804</text:p>
          </table:table-cell>
        </table:table-row>
        <table:table-row table:style-name="ro1">
          <table:table-cell office:value-type="string" calcext:value-type="string">
            <text:p><text:a xlink:href="javascript:sym(20597)" xlink:type="simple">Dolgoprudnyj</text:a> [Dolgoprudny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Долгопрудный</text:p>
          </table:table-cell>
          <table:table-cell office:value-type="float" office:value="64523" calcext:value-type="float">
            <text:p>64523</text:p>
          </table:table-cell>
          <table:table-cell office:value-type="float" office:value="70751" calcext:value-type="float">
            <text:p>70751</text:p>
          </table:table-cell>
          <table:table-cell office:value-type="float" office:value="75256" calcext:value-type="float">
            <text:p>75256</text:p>
          </table:table-cell>
          <table:table-cell office:value-type="float" office:value="90956" calcext:value-type="float">
            <text:p>90956</text:p>
          </table:table-cell>
          <table:table-cell office:value-type="float" office:value="120907" calcext:value-type="float">
            <text:p>120907</text:p>
          </table:table-cell>
          <table:table-cell office:value-type="float" office:value="119089" calcext:value-type="float">
            <text:p>119089</text:p>
          </table:table-cell>
        </table:table-row>
        <table:table-row table:style-name="ro2">
          <table:table-cell office:value-type="string" calcext:value-type="string">
            <text:p><text:a xlink:href="javascript:sym(20598)" xlink:type="simple">Domodedovo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Домодедов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0362" calcext:value-type="float">
            <text:p>80362</text:p>
          </table:table-cell>
          <table:table-cell office:value-type="float" office:value="96145" calcext:value-type="float">
            <text:p>96145</text:p>
          </table:table-cell>
          <table:table-cell office:value-type="float" office:value="152404" calcext:value-type="float">
            <text:p>152404</text:p>
          </table:table-cell>
          <table:table-cell office:value-type="float" office:value="156681" calcext:value-type="float">
            <text:p>156681</text:p>
          </table:table-cell>
        </table:table-row>
        <table:table-row table:style-name="ro3">
          <table:table-cell office:value-type="string" calcext:value-type="string">
            <text:p><text:a xlink:href="javascript:sym(3799)" xlink:type="simple">Dzeržinsk</text:a> [Dzerzhinsk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Дзержинск</text:p>
          </table:table-cell>
          <table:table-cell office:value-type="float" office:value="257119" calcext:value-type="float">
            <text:p>257119</text:p>
          </table:table-cell>
          <table:table-cell office:value-type="float" office:value="285071" calcext:value-type="float">
            <text:p>285071</text:p>
          </table:table-cell>
          <table:table-cell office:value-type="float" office:value="261334" calcext:value-type="float">
            <text:p>261334</text:p>
          </table:table-cell>
          <table:table-cell office:value-type="float" office:value="240742" calcext:value-type="float">
            <text:p>240742</text:p>
          </table:table-cell>
          <table:table-cell office:value-type="float" office:value="218630" calcext:value-type="float">
            <text:p>218630</text:p>
          </table:table-cell>
          <table:table-cell office:value-type="float" office:value="215259" calcext:value-type="float">
            <text:p>215259</text:p>
          </table:table-cell>
        </table:table-row>
        <table:table-row table:style-name="ro3">
          <table:table-cell office:value-type="string" calcext:value-type="string">
            <text:p><text:a xlink:href="javascript:sym(3800)" xlink:type="simple">Èlektrostal'</text:a> [Elektrostal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Электросталь</text:p>
          </table:table-cell>
          <table:table-cell office:value-type="float" office:value="139272" calcext:value-type="float">
            <text:p>139272</text:p>
          </table:table-cell>
          <table:table-cell office:value-type="float" office:value="152463" calcext:value-type="float">
            <text:p>152463</text:p>
          </table:table-cell>
          <table:table-cell office:value-type="float" office:value="146294" calcext:value-type="float">
            <text:p>146294</text:p>
          </table:table-cell>
          <table:table-cell office:value-type="float" office:value="155196" calcext:value-type="float">
            <text:p>155196</text:p>
          </table:table-cell>
          <table:table-cell office:value-type="float" office:value="146403" calcext:value-type="float">
            <text:p>146403</text:p>
          </table:table-cell>
          <table:table-cell office:value-type="float" office:value="141778" calcext:value-type="float">
            <text:p>141778</text:p>
          </table:table-cell>
        </table:table-row>
        <table:table-row table:style-name="ro2">
          <table:table-cell office:value-type="string" calcext:value-type="string">
            <text:p><text:a xlink:href="javascript:sym(11222)" xlink:type="simple">Èlista</text:a>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Элиста</text:p>
          </table:table-cell>
          <table:table-cell office:value-type="float" office:value="70282" calcext:value-type="float">
            <text:p>70282</text:p>
          </table:table-cell>
          <table:table-cell office:value-type="float" office:value="89695" calcext:value-type="float">
            <text:p>89695</text:p>
          </table:table-cell>
          <table:table-cell office:value-type="float" office:value="104254" calcext:value-type="float">
            <text:p>104254</text:p>
          </table:table-cell>
          <table:table-cell office:value-type="float" office:value="103749" calcext:value-type="float">
            <text:p>103749</text:p>
          </table:table-cell>
          <table:table-cell office:value-type="float" office:value="102583" calcext:value-type="float">
            <text:p>102583</text:p>
          </table:table-cell>
          <table:table-cell office:value-type="float" office:value="103219" calcext:value-type="float">
            <text:p>103219</text:p>
          </table:table-cell>
        </table:table-row>
        <table:table-row table:style-name="ro3">
          <table:table-cell office:value-type="string" calcext:value-type="string">
            <text:p><text:a xlink:href="javascript:sym(3801)" xlink:type="simple">Èngel's</text:a> [Engels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Энгельс</text:p>
          </table:table-cell>
          <table:table-cell office:value-type="float" office:value="161349" calcext:value-type="float">
            <text:p>161349</text:p>
          </table:table-cell>
          <table:table-cell office:value-type="float" office:value="181201" calcext:value-type="float">
            <text:p>181201</text:p>
          </table:table-cell>
          <table:table-cell office:value-type="float" office:value="193984" calcext:value-type="float">
            <text:p>193984</text:p>
          </table:table-cell>
          <table:table-cell office:value-type="float" office:value="202419" calcext:value-type="float">
            <text:p>202419</text:p>
          </table:table-cell>
          <table:table-cell office:value-type="float" office:value="225428" calcext:value-type="float">
            <text:p>225428</text:p>
          </table:table-cell>
          <table:table-cell office:value-type="float" office:value="222685" calcext:value-type="float">
            <text:p>222685</text:p>
          </table:table-cell>
        </table:table-row>
        <table:table-row table:style-name="ro3">
          <table:table-cell office:value-type="string" calcext:value-type="string">
            <text:p><text:a xlink:href="javascript:sym(3803)" xlink:type="simple">Groznyj</text:a> [Grozny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Грозный</text:p>
          </table:table-cell>
          <table:table-cell office:value-type="float" office:value="375326" calcext:value-type="float">
            <text:p>375326</text:p>
          </table:table-cell>
          <table:table-cell office:value-type="float" office:value="399688" calcext:value-type="float">
            <text:p>399688</text:p>
          </table:table-cell>
          <table:table-cell office:value-type="float" office:value="210720" calcext:value-type="float">
            <text:p>210720</text:p>
          </table:table-cell>
          <table:table-cell office:value-type="float" office:value="271573" calcext:value-type="float">
            <text:p>271573</text:p>
          </table:table-cell>
          <table:table-cell office:value-type="float" office:value="328533" calcext:value-type="float">
            <text:p>328533</text:p>
          </table:table-cell>
          <table:table-cell office:value-type="float" office:value="333672" calcext:value-type="float">
            <text:p>333672</text:p>
          </table:table-cell>
        </table:table-row>
        <table:table-row table:style-name="ro2">
          <table:table-cell office:value-type="string" calcext:value-type="string">
            <text:p><text:a xlink:href="javascript:sym(3804)" xlink:type="simple">Irkut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Иркутск</text:p>
          </table:table-cell>
          <table:table-cell office:value-type="float" office:value="549787" calcext:value-type="float">
            <text:p>549787</text:p>
          </table:table-cell>
          <table:table-cell office:value-type="float" office:value="626135" calcext:value-type="float">
            <text:p>626135</text:p>
          </table:table-cell>
          <table:table-cell office:value-type="float" office:value="593604" calcext:value-type="float">
            <text:p>593604</text:p>
          </table:table-cell>
          <table:table-cell office:value-type="float" office:value="587891" calcext:value-type="float">
            <text:p>587891</text:p>
          </table:table-cell>
          <table:table-cell office:value-type="float" office:value="617264" calcext:value-type="float">
            <text:p>617264</text:p>
          </table:table-cell>
          <table:table-cell office:value-type="float" office:value="606369" calcext:value-type="float">
            <text:p>606369</text:p>
          </table:table-cell>
        </table:table-row>
        <table:table-row table:style-name="ro2">
          <table:table-cell office:value-type="string" calcext:value-type="string">
            <text:p><text:a xlink:href="javascript:sym(3805)" xlink:type="simple">Ivanovo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Иваново</text:p>
          </table:table-cell>
          <table:table-cell office:value-type="float" office:value="464526" calcext:value-type="float">
            <text:p>464526</text:p>
          </table:table-cell>
          <table:table-cell office:value-type="float" office:value="481042" calcext:value-type="float">
            <text:p>481042</text:p>
          </table:table-cell>
          <table:table-cell office:value-type="float" office:value="431721" calcext:value-type="float">
            <text:p>431721</text:p>
          </table:table-cell>
          <table:table-cell office:value-type="float" office:value="408330" calcext:value-type="float">
            <text:p>408330</text:p>
          </table:table-cell>
          <table:table-cell office:value-type="float" office:value="361644" calcext:value-type="float">
            <text:p>361644</text:p>
          </table:table-cell>
          <table:table-cell office:value-type="float" office:value="358437" calcext:value-type="float">
            <text:p>358437</text:p>
          </table:table-cell>
        </table:table-row>
        <table:table-row table:style-name="ro1">
          <table:table-cell office:value-type="string" calcext:value-type="string">
            <text:p><text:a xlink:href="javascript:sym(3806)" xlink:type="simple">Iževsk</text:a> (Ustinov) [Izhevsk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Ижевск</text:p>
          </table:table-cell>
          <table:table-cell office:value-type="float" office:value="548721" calcext:value-type="float">
            <text:p>548721</text:p>
          </table:table-cell>
          <table:table-cell office:value-type="float" office:value="635109" calcext:value-type="float">
            <text:p>635109</text:p>
          </table:table-cell>
          <table:table-cell office:value-type="float" office:value="632140" calcext:value-type="float">
            <text:p>632140</text:p>
          </table:table-cell>
          <table:table-cell office:value-type="float" office:value="627734" calcext:value-type="float">
            <text:p>627734</text:p>
          </table:table-cell>
          <table:table-cell office:value-type="float" office:value="623472" calcext:value-type="float">
            <text:p>623472</text:p>
          </table:table-cell>
          <table:table-cell office:value-type="float" office:value="618776" calcext:value-type="float">
            <text:p>618776</text:p>
          </table:table-cell>
        </table:table-row>
        <table:table-row table:style-name="ro3">
          <table:table-cell office:value-type="string" calcext:value-type="string">
            <text:p><text:a xlink:href="javascript:sym(3807)" xlink:type="simple">Jakutsk</text:a> [Yakutsk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Якут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9951" calcext:value-type="float">
            <text:p>229951</text:p>
          </table:table-cell>
          <table:table-cell office:value-type="float" office:value="269601" calcext:value-type="float">
            <text:p>269601</text:p>
          </table:table-cell>
          <table:table-cell office:value-type="float" office:value="355443" calcext:value-type="float">
            <text:p>355443</text:p>
          </table:table-cell>
          <table:table-cell office:value-type="float" office:value="367667" calcext:value-type="float">
            <text:p>367667</text:p>
          </table:table-cell>
        </table:table-row>
        <table:table-row table:style-name="ro3">
          <table:table-cell office:value-type="string" calcext:value-type="string">
            <text:p><text:a xlink:href="javascript:sym(3808)" xlink:type="simple">Jaroslavl'</text:a> [Yaroslavl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Ярославль</text:p>
          </table:table-cell>
          <table:table-cell office:value-type="float" office:value="596951" calcext:value-type="float">
            <text:p>596951</text:p>
          </table:table-cell>
          <table:table-cell office:value-type="float" office:value="632991" calcext:value-type="float">
            <text:p>632991</text:p>
          </table:table-cell>
          <table:table-cell office:value-type="float" office:value="613088" calcext:value-type="float">
            <text:p>613088</text:p>
          </table:table-cell>
          <table:table-cell office:value-type="float" office:value="591486" calcext:value-type="float">
            <text:p>591486</text:p>
          </table:table-cell>
          <table:table-cell office:value-type="float" office:value="577279" calcext:value-type="float">
            <text:p>577279</text:p>
          </table:table-cell>
          <table:table-cell office:value-type="float" office:value="567443" calcext:value-type="float">
            <text:p>567443</text:p>
          </table:table-cell>
        </table:table-row>
        <table:table-row table:style-name="ro5">
          <table:table-cell office:value-type="string" calcext:value-type="string">
            <text:p><text:a xlink:href="javascript:sym(3809)" xlink:type="simple">Jekaterinburg</text:a> (Sverdlovsk) [Yekaterinburg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Екатеринбург</text:p>
          </table:table-cell>
          <table:table-cell table:style-name="ce3" office:value-type="float" office:value="1211172" calcext:value-type="float">
            <text:p>1211172</text:p>
          </table:table-cell>
          <table:table-cell table:style-name="ce3" office:value-type="float" office:value="1364621" calcext:value-type="float">
            <text:p>1364621</text:p>
          </table:table-cell>
          <table:table-cell table:style-name="ce3" office:value-type="float" office:value="1293537" calcext:value-type="float">
            <text:p>1293537</text:p>
          </table:table-cell>
          <table:table-cell office:value-type="float" office:value="1349772" calcext:value-type="float">
            <text:p>1349772</text:p>
          </table:table-cell>
          <table:table-cell office:value-type="float" office:value="1544376" calcext:value-type="float">
            <text:p>1544376</text:p>
          </table:table-cell>
          <table:table-cell office:value-type="float" office:value="1536183" calcext:value-type="float">
            <text:p>1536183</text:p>
          </table:table-cell>
        </table:table-row>
        <table:table-row table:style-name="ro3">
          <table:table-cell office:value-type="string" calcext:value-type="string">
            <text:p><text:a xlink:href="javascript:sym(20615)" xlink:type="simple">Jessentuki</text:a> [Yessentuki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Ессентуки</text:p>
          </table:table-cell>
          <table:table-cell office:value-type="float" office:value="77686" calcext:value-type="float">
            <text:p>77686</text:p>
          </table:table-cell>
          <table:table-cell office:value-type="float" office:value="85082" calcext:value-type="float">
            <text:p>85082</text:p>
          </table:table-cell>
          <table:table-cell office:value-type="float" office:value="81758" calcext:value-type="float">
            <text:p>81758</text:p>
          </table:table-cell>
          <table:table-cell office:value-type="float" office:value="100996" calcext:value-type="float">
            <text:p>100996</text:p>
          </table:table-cell>
          <table:table-cell office:value-type="float" office:value="119658" calcext:value-type="float">
            <text:p>119658</text:p>
          </table:table-cell>
          <table:table-cell office:value-type="float" office:value="123138" calcext:value-type="float">
            <text:p>123138</text:p>
          </table:table-cell>
        </table:table-row>
        <table:table-row table:style-name="ro3">
          <table:table-cell office:value-type="string" calcext:value-type="string">
            <text:p><text:a xlink:href="javascript:sym(3811)" xlink:type="simple">Joškar-Ola</text:a> [Yoshkar-Ola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Йошкар-Ола</text:p>
          </table:table-cell>
          <table:table-cell office:value-type="float" office:value="201371" calcext:value-type="float">
            <text:p>201371</text:p>
          </table:table-cell>
          <table:table-cell office:value-type="float" office:value="241601" calcext:value-type="float">
            <text:p>241601</text:p>
          </table:table-cell>
          <table:table-cell office:value-type="float" office:value="256719" calcext:value-type="float">
            <text:p>256719</text:p>
          </table:table-cell>
          <table:table-cell office:value-type="float" office:value="248782" calcext:value-type="float">
            <text:p>248782</text:p>
          </table:table-cell>
          <table:table-cell office:value-type="float" office:value="281248" calcext:value-type="float">
            <text:p>281248</text:p>
          </table:table-cell>
          <table:table-cell office:value-type="float" office:value="285042" calcext:value-type="float">
            <text:p>285042</text:p>
          </table:table-cell>
        </table:table-row>
        <table:table-row table:style-name="ro1">
          <table:table-cell office:value-type="string" calcext:value-type="string">
            <text:p><text:a xlink:href="javascript:sym(3812)" xlink:type="simple">Južno-Sachalinsk</text:a> [Yuzhno-Sakhalinsk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Южно-Сахалинск</text:p>
          </table:table-cell>
          <table:table-cell office:value-type="float" office:value="139861" calcext:value-type="float">
            <text:p>139861</text:p>
          </table:table-cell>
          <table:table-cell office:value-type="float" office:value="159299" calcext:value-type="float">
            <text:p>159299</text:p>
          </table:table-cell>
          <table:table-cell office:value-type="float" office:value="175085" calcext:value-type="float">
            <text:p>175085</text:p>
          </table:table-cell>
          <table:table-cell office:value-type="float" office:value="181728" calcext:value-type="float">
            <text:p>181728</text:p>
          </table:table-cell>
          <table:table-cell office:value-type="float" office:value="181587" calcext:value-type="float">
            <text:p>181587</text:p>
          </table:table-cell>
          <table:table-cell office:value-type="float" office:value="180085" calcext:value-type="float">
            <text:p>180085</text:p>
          </table:table-cell>
        </table:table-row>
        <table:table-row table:style-name="ro3">
          <table:table-cell office:value-type="string" calcext:value-type="string">
            <text:p><text:a xlink:href="javascript:sym(3814)" xlink:type="simple">Kaliningrad</text:a> (Königsberg)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Калининград</text:p>
          </table:table-cell>
          <table:table-cell office:value-type="float" office:value="354788" calcext:value-type="float">
            <text:p>354788</text:p>
          </table:table-cell>
          <table:table-cell office:value-type="float" office:value="401280" calcext:value-type="float">
            <text:p>401280</text:p>
          </table:table-cell>
          <table:table-cell office:value-type="float" office:value="430003" calcext:value-type="float">
            <text:p>430003</text:p>
          </table:table-cell>
          <table:table-cell office:value-type="float" office:value="431902" calcext:value-type="float">
            <text:p>431902</text:p>
          </table:table-cell>
          <table:table-cell office:value-type="float" office:value="490449" calcext:value-type="float">
            <text:p>490449</text:p>
          </table:table-cell>
          <table:table-cell office:value-type="float" office:value="489584" calcext:value-type="float">
            <text:p>489584</text:p>
          </table:table-cell>
        </table:table-row>
        <table:table-row table:style-name="ro2">
          <table:table-cell office:value-type="string" calcext:value-type="string">
            <text:p><text:a xlink:href="javascript:sym(3815)" xlink:type="simple">Kalug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алуга</text:p>
          </table:table-cell>
          <table:table-cell office:value-type="float" office:value="265013" calcext:value-type="float">
            <text:p>265013</text:p>
          </table:table-cell>
          <table:table-cell office:value-type="float" office:value="311399" calcext:value-type="float">
            <text:p>311399</text:p>
          </table:table-cell>
          <table:table-cell office:value-type="float" office:value="334751" calcext:value-type="float">
            <text:p>334751</text:p>
          </table:table-cell>
          <table:table-cell office:value-type="float" office:value="324698" calcext:value-type="float">
            <text:p>324698</text:p>
          </table:table-cell>
          <table:table-cell office:value-type="float" office:value="337058" calcext:value-type="float">
            <text:p>337058</text:p>
          </table:table-cell>
          <table:table-cell office:value-type="float" office:value="329673" calcext:value-type="float">
            <text:p>329673</text:p>
          </table:table-cell>
        </table:table-row>
        <table:table-row table:style-name="ro1">
          <table:table-cell office:value-type="string" calcext:value-type="string">
            <text:p><text:a xlink:href="javascript:sym(3816)" xlink:type="simple">Kamensk-Ural'skij</text:a> [Kamensk-Uralsky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Каменск-Уральский</text:p>
          </table:table-cell>
          <table:table-cell office:value-type="float" office:value="187401" calcext:value-type="float">
            <text:p>187401</text:p>
          </table:table-cell>
          <table:table-cell office:value-type="float" office:value="207780" calcext:value-type="float">
            <text:p>207780</text:p>
          </table:table-cell>
          <table:table-cell office:value-type="float" office:value="186153" calcext:value-type="float">
            <text:p>186153</text:p>
          </table:table-cell>
          <table:table-cell office:value-type="float" office:value="174689" calcext:value-type="float">
            <text:p>174689</text:p>
          </table:table-cell>
          <table:table-cell office:value-type="float" office:value="164192" calcext:value-type="float">
            <text:p>164192</text:p>
          </table:table-cell>
          <table:table-cell office:value-type="float" office:value="161085" calcext:value-type="float">
            <text:p>161085</text:p>
          </table:table-cell>
        </table:table-row>
        <table:table-row table:style-name="ro3">
          <table:table-cell office:value-type="string" calcext:value-type="string">
            <text:p><text:a xlink:href="javascript:sym(3817)" xlink:type="simple">Kamyšin</text:a> [Kamyshin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Камышин</text:p>
          </table:table-cell>
          <table:table-cell office:value-type="float" office:value="111565" calcext:value-type="float">
            <text:p>111565</text:p>
          </table:table-cell>
          <table:table-cell office:value-type="float" office:value="122463" calcext:value-type="float">
            <text:p>122463</text:p>
          </table:table-cell>
          <table:table-cell office:value-type="float" office:value="127891" calcext:value-type="float">
            <text:p>127891</text:p>
          </table:table-cell>
          <table:table-cell office:value-type="float" office:value="119565" calcext:value-type="float">
            <text:p>119565</text:p>
          </table:table-cell>
          <table:table-cell office:value-type="float" office:value="107927" calcext:value-type="float">
            <text:p>107927</text:p>
          </table:table-cell>
          <table:table-cell office:value-type="float" office:value="105187" calcext:value-type="float">
            <text:p>105187</text:p>
          </table:table-cell>
        </table:table-row>
        <table:table-row table:style-name="ro3">
          <table:table-cell office:value-type="string" calcext:value-type="string">
            <text:p><text:a xlink:href="javascript:sym(20619)" xlink:type="simple">Kaspijsk</text:a> [Kaspiysk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Каспийск</text:p>
          </table:table-cell>
          <table:table-cell office:value-type="float" office:value="49382" calcext:value-type="float">
            <text:p>49382</text:p>
          </table:table-cell>
          <table:table-cell office:value-type="float" office:value="60069" calcext:value-type="float">
            <text:p>60069</text:p>
          </table:table-cell>
          <table:table-cell office:value-type="float" office:value="77650" calcext:value-type="float">
            <text:p>77650</text:p>
          </table:table-cell>
          <table:table-cell office:value-type="float" office:value="100129" calcext:value-type="float">
            <text:p>100129</text:p>
          </table:table-cell>
          <table:table-cell office:value-type="float" office:value="121140" calcext:value-type="float">
            <text:p>121140</text:p>
          </table:table-cell>
          <table:table-cell office:value-type="float" office:value="129833" calcext:value-type="float">
            <text:p>129833</text:p>
          </table:table-cell>
        </table:table-row>
        <table:table-row table:style-name="ro3">
          <table:table-cell office:value-type="string" calcext:value-type="string">
            <text:p><text:a xlink:href="javascript:sym(3819)" xlink:type="simple">Kazan'</text:a> [Kazan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Казань</text:p>
          </table:table-cell>
          <table:table-cell office:value-type="float" office:value="992675" calcext:value-type="float">
            <text:p>992675</text:p>
          </table:table-cell>
          <table:table-cell office:value-type="float" office:value="1094378" calcext:value-type="float">
            <text:p>1094378</text:p>
          </table:table-cell>
          <table:table-cell office:value-type="float" office:value="1105289" calcext:value-type="float">
            <text:p>1105289</text:p>
          </table:table-cell>
          <table:table-cell office:value-type="float" office:value="1143535" calcext:value-type="float">
            <text:p>1143535</text:p>
          </table:table-cell>
          <table:table-cell office:value-type="float" office:value="1308660" calcext:value-type="float">
            <text:p>1308660</text:p>
          </table:table-cell>
          <table:table-cell office:value-type="float" office:value="1318604" calcext:value-type="float">
            <text:p>1318604</text:p>
          </table:table-cell>
        </table:table-row>
        <table:table-row table:style-name="ro2">
          <table:table-cell office:value-type="string" calcext:value-type="string">
            <text:p><text:a xlink:href="javascript:sym(3820)" xlink:type="simple">Kemerovo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Кемерово</text:p>
          </table:table-cell>
          <table:table-cell table:style-name="ce3" office:value-type="float" office:value="470640" calcext:value-type="float">
            <text:p>470640</text:p>
          </table:table-cell>
          <table:table-cell table:style-name="ce3" office:value-type="float" office:value="520263" calcext:value-type="float">
            <text:p>520263</text:p>
          </table:table-cell>
          <table:table-cell office:value-type="float" office:value="529934" calcext:value-type="float">
            <text:p>529934</text:p>
          </table:table-cell>
          <table:table-cell office:value-type="float" office:value="532981" calcext:value-type="float">
            <text:p>532981</text:p>
          </table:table-cell>
          <table:table-cell office:value-type="float" office:value="557119" calcext:value-type="float">
            <text:p>557119</text:p>
          </table:table-cell>
          <table:table-cell office:value-type="float" office:value="544600" calcext:value-type="float">
            <text:p>544600</text:p>
          </table:table-cell>
        </table:table-row>
        <table:table-row table:style-name="ro2">
          <table:table-cell office:value-type="string" calcext:value-type="string">
            <text:p><text:a xlink:href="javascript:sym(3929)" xlink:type="simple">Kirov</text:a> (Vi'atka)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Киров</text:p>
          </table:table-cell>
          <table:table-cell office:value-type="float" office:value="389533" calcext:value-type="float">
            <text:p>389533</text:p>
          </table:table-cell>
          <table:table-cell office:value-type="float" office:value="440240" calcext:value-type="float">
            <text:p>440240</text:p>
          </table:table-cell>
          <table:table-cell office:value-type="float" office:value="457578" calcext:value-type="float">
            <text:p>457578</text:p>
          </table:table-cell>
          <table:table-cell office:value-type="float" office:value="473695" calcext:value-type="float">
            <text:p>473695</text:p>
          </table:table-cell>
          <table:table-cell office:value-type="float" office:value="468212" calcext:value-type="float">
            <text:p>468212</text:p>
          </table:table-cell>
          <table:table-cell office:value-type="float" office:value="475464" calcext:value-type="float">
            <text:p>475464</text:p>
          </table:table-cell>
        </table:table-row>
        <table:table-row table:style-name="ro2">
          <table:table-cell office:value-type="string" calcext:value-type="string">
            <text:p><text:a xlink:href="javascript:sym(3823)" xlink:type="simple">Kislovodsk</text:a>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Кисловодск</text:p>
          </table:table-cell>
          <table:table-cell office:value-type="float" office:value="100932" calcext:value-type="float">
            <text:p>100932</text:p>
          </table:table-cell>
          <table:table-cell office:value-type="float" office:value="114414" calcext:value-type="float">
            <text:p>114414</text:p>
          </table:table-cell>
          <table:table-cell office:value-type="float" office:value="129788" calcext:value-type="float">
            <text:p>129788</text:p>
          </table:table-cell>
          <table:table-cell office:value-type="float" office:value="128553" calcext:value-type="float">
            <text:p>128553</text:p>
          </table:table-cell>
          <table:table-cell office:value-type="float" office:value="127521" calcext:value-type="float">
            <text:p>127521</text:p>
          </table:table-cell>
          <table:table-cell office:value-type="float" office:value="126423" calcext:value-type="float">
            <text:p>126423</text:p>
          </table:table-cell>
        </table:table-row>
        <table:table-row table:style-name="ro2">
          <table:table-cell office:value-type="string" calcext:value-type="string">
            <text:p><text:a xlink:href="javascript:sym(3824)" xlink:type="simple">Kolomn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оломна</text:p>
          </table:table-cell>
          <table:table-cell office:value-type="float" office:value="147295" calcext:value-type="float">
            <text:p>147295</text:p>
          </table:table-cell>
          <table:table-cell office:value-type="float" office:value="161881" calcext:value-type="float">
            <text:p>161881</text:p>
          </table:table-cell>
          <table:table-cell office:value-type="float" office:value="150129" calcext:value-type="float">
            <text:p>150129</text:p>
          </table:table-cell>
          <table:table-cell office:value-type="float" office:value="144589" calcext:value-type="float">
            <text:p>144589</text:p>
          </table:table-cell>
          <table:table-cell office:value-type="float" office:value="134850" calcext:value-type="float">
            <text:p>134850</text:p>
          </table:table-cell>
          <table:table-cell office:value-type="float" office:value="132247" calcext:value-type="float">
            <text:p>132247</text:p>
          </table:table-cell>
        </table:table-row>
        <table:table-row table:style-name="ro5">
          <table:table-cell office:value-type="string" calcext:value-type="string">
            <text:p><text:a xlink:href="javascript:sym(3826)" xlink:type="simple">Komsomol'sk-na-Amure</text:a> [Komsomolsk-on-Amur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Комсомольск-на-Амуре</text:p>
          </table:table-cell>
          <table:table-cell office:value-type="float" office:value="263950" calcext:value-type="float">
            <text:p>263950</text:p>
          </table:table-cell>
          <table:table-cell office:value-type="float" office:value="315325" calcext:value-type="float">
            <text:p>315325</text:p>
          </table:table-cell>
          <table:table-cell office:value-type="float" office:value="281035" calcext:value-type="float">
            <text:p>281035</text:p>
          </table:table-cell>
          <table:table-cell office:value-type="float" office:value="263906" calcext:value-type="float">
            <text:p>263906</text:p>
          </table:table-cell>
          <table:table-cell office:value-type="float" office:value="238505" calcext:value-type="float">
            <text:p>238505</text:p>
          </table:table-cell>
          <table:table-cell office:value-type="float" office:value="235488" calcext:value-type="float">
            <text:p>235488</text:p>
          </table:table-cell>
        </table:table-row>
        <table:table-row table:style-name="ro3">
          <table:table-cell office:value-type="string" calcext:value-type="string">
            <text:p><text:a xlink:href="javascript:sym(20628)" xlink:type="simple">Kopejsk</text:a> [Kopey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Копей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0876" calcext:value-type="float">
            <text:p>140876</text:p>
          </table:table-cell>
          <table:table-cell office:value-type="float" office:value="137601" calcext:value-type="float">
            <text:p>137601</text:p>
          </table:table-cell>
          <table:table-cell office:value-type="float" office:value="147806" calcext:value-type="float">
            <text:p>147806</text:p>
          </table:table-cell>
          <table:table-cell office:value-type="float" office:value="144957" calcext:value-type="float">
            <text:p>144957</text:p>
          </table:table-cell>
        </table:table-row>
        <table:table-row table:style-name="ro1">
          <table:table-cell office:value-type="string" calcext:value-type="string">
            <text:p><text:a xlink:href="javascript:sym(3813)" xlink:type="simple">Korolëv</text:a> (Kaliningrad) [Korolyov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оролёв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1395" calcext:value-type="float">
            <text:p>201395</text:p>
          </table:table-cell>
          <table:table-cell office:value-type="float" office:value="216639" calcext:value-type="float">
            <text:p>216639</text:p>
          </table:table-cell>
          <table:table-cell office:value-type="float" office:value="228095" calcext:value-type="float">
            <text:p>228095</text:p>
          </table:table-cell>
          <table:table-cell office:value-type="float" office:value="226007" calcext:value-type="float">
            <text:p>226007</text:p>
          </table:table-cell>
        </table:table-row>
        <table:table-row table:style-name="ro2">
          <table:table-cell office:value-type="string" calcext:value-type="string">
            <text:p><text:a xlink:href="javascript:sym(3828)" xlink:type="simple">Kostrom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острома</text:p>
          </table:table-cell>
          <table:table-cell office:value-type="float" office:value="254725" calcext:value-type="float">
            <text:p>254725</text:p>
          </table:table-cell>
          <table:table-cell office:value-type="float" office:value="278414" calcext:value-type="float">
            <text:p>278414</text:p>
          </table:table-cell>
          <table:table-cell office:value-type="float" office:value="278750" calcext:value-type="float">
            <text:p>278750</text:p>
          </table:table-cell>
          <table:table-cell office:value-type="float" office:value="268742" calcext:value-type="float">
            <text:p>268742</text:p>
          </table:table-cell>
          <table:table-cell office:value-type="float" office:value="267481" calcext:value-type="float">
            <text:p>267481</text:p>
          </table:table-cell>
          <table:table-cell office:value-type="float" office:value="265761" calcext:value-type="float">
            <text:p>265761</text:p>
          </table:table-cell>
        </table:table-row>
        <table:table-row table:style-name="ro2">
          <table:table-cell office:value-type="string" calcext:value-type="string">
            <text:p><text:a xlink:href="javascript:sym(3829)" xlink:type="simple">Kovrov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овров</text:p>
          </table:table-cell>
          <table:table-cell office:value-type="float" office:value="142860" calcext:value-type="float">
            <text:p>142860</text:p>
          </table:table-cell>
          <table:table-cell office:value-type="float" office:value="159942" calcext:value-type="float">
            <text:p>159942</text:p>
          </table:table-cell>
          <table:table-cell office:value-type="float" office:value="155499" calcext:value-type="float">
            <text:p>155499</text:p>
          </table:table-cell>
          <table:table-cell office:value-type="float" office:value="145214" calcext:value-type="float">
            <text:p>145214</text:p>
          </table:table-cell>
          <table:table-cell office:value-type="float" office:value="132417" calcext:value-type="float">
            <text:p>132417</text:p>
          </table:table-cell>
          <table:table-cell office:value-type="float" office:value="128879" calcext:value-type="float">
            <text:p>128879</text:p>
          </table:table-cell>
        </table:table-row>
        <table:table-row table:style-name="ro2">
          <table:table-cell office:value-type="string" calcext:value-type="string">
            <text:p><text:a xlink:href="javascript:sym(3830)" xlink:type="simple">Krasnodar</text:a>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Краснода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3404" calcext:value-type="float">
            <text:p>723404</text:p>
          </table:table-cell>
          <table:table-cell office:value-type="float" office:value="744995" calcext:value-type="float">
            <text:p>744995</text:p>
          </table:table-cell>
          <table:table-cell office:value-type="float" office:value="1099344" calcext:value-type="float">
            <text:p>1099344</text:p>
          </table:table-cell>
          <table:table-cell office:value-type="float" office:value="1138654" calcext:value-type="float">
            <text:p>1138654</text:p>
          </table:table-cell>
        </table:table-row>
        <table:table-row table:style-name="ro2">
          <table:table-cell office:value-type="string" calcext:value-type="string">
            <text:p><text:a xlink:href="javascript:sym(20630)" xlink:type="simple">Krasnogorsk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расногорск</text:p>
          </table:table-cell>
          <table:table-cell table:style-name="ce3" office:value-type="float" office:value="77370" calcext:value-type="float">
            <text:p>77370</text:p>
          </table:table-cell>
          <table:table-cell table:style-name="ce3" office:value-type="float" office:value="90477" calcext:value-type="float">
            <text:p>90477</text:p>
          </table:table-cell>
          <table:table-cell table:style-name="ce3" office:value-type="float" office:value="92545" calcext:value-type="float">
            <text:p>92545</text:p>
          </table:table-cell>
          <table:table-cell office:value-type="float" office:value="116896" calcext:value-type="float">
            <text:p>116896</text:p>
          </table:table-cell>
          <table:table-cell office:value-type="float" office:value="187634" calcext:value-type="float">
            <text:p>187634</text:p>
          </table:table-cell>
          <table:table-cell office:value-type="float" office:value="193127" calcext:value-type="float">
            <text:p>193127</text:p>
          </table:table-cell>
        </table:table-row>
        <table:table-row table:style-name="ro3">
          <table:table-cell office:value-type="string" calcext:value-type="string">
            <text:p><text:a xlink:href="javascript:sym(3831)" xlink:type="simple">Krasnojarsk</text:a> [Krasnoyarsk]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Красноярск</text:p>
          </table:table-cell>
          <table:table-cell office:value-type="float" office:value="796305" calcext:value-type="float">
            <text:p>796305</text:p>
          </table:table-cell>
          <table:table-cell office:value-type="float" office:value="912629" calcext:value-type="float">
            <text:p>912629</text:p>
          </table:table-cell>
          <table:table-cell office:value-type="float" office:value="909341" calcext:value-type="float">
            <text:p>909341</text:p>
          </table:table-cell>
          <table:table-cell office:value-type="float" office:value="973826" calcext:value-type="float">
            <text:p>973826</text:p>
          </table:table-cell>
          <table:table-cell office:value-type="float" office:value="1187771" calcext:value-type="float">
            <text:p>1187771</text:p>
          </table:table-cell>
          <table:table-cell office:value-type="float" office:value="1205473" calcext:value-type="float">
            <text:p>1205473</text:p>
          </table:table-cell>
        </table:table-row>
        <table:table-row table:style-name="ro2">
          <table:table-cell office:value-type="string" calcext:value-type="string">
            <text:p><text:a xlink:href="javascript:sym(3832)" xlink:type="simple">Kurgan</text:a>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Курган</text:p>
          </table:table-cell>
          <table:table-cell office:value-type="float" office:value="309863" calcext:value-type="float">
            <text:p>309863</text:p>
          </table:table-cell>
          <table:table-cell office:value-type="float" office:value="355517" calcext:value-type="float">
            <text:p>355517</text:p>
          </table:table-cell>
          <table:table-cell office:value-type="float" office:value="345515" calcext:value-type="float">
            <text:p>345515</text:p>
          </table:table-cell>
          <table:table-cell office:value-type="float" office:value="333606" calcext:value-type="float">
            <text:p>333606</text:p>
          </table:table-cell>
          <table:table-cell office:value-type="float" office:value="310911" calcext:value-type="float">
            <text:p>310911</text:p>
          </table:table-cell>
          <table:table-cell office:value-type="float" office:value="302354" calcext:value-type="float">
            <text:p>302354</text:p>
          </table:table-cell>
        </table:table-row>
        <table:table-row table:style-name="ro2">
          <table:table-cell office:value-type="string" calcext:value-type="string">
            <text:p><text:a xlink:href="javascript:sym(3833)" xlink:type="simple">Kursk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Курск</text:p>
          </table:table-cell>
          <table:table-cell office:value-type="float" office:value="375345" calcext:value-type="float">
            <text:p>375345</text:p>
          </table:table-cell>
          <table:table-cell office:value-type="float" office:value="424239" calcext:value-type="float">
            <text:p>424239</text:p>
          </table:table-cell>
          <table:table-cell office:value-type="float" office:value="412442" calcext:value-type="float">
            <text:p>412442</text:p>
          </table:table-cell>
          <table:table-cell office:value-type="float" office:value="415159" calcext:value-type="float">
            <text:p>415159</text:p>
          </table:table-cell>
          <table:table-cell office:value-type="float" office:value="440052" calcext:value-type="float">
            <text:p>440052</text:p>
          </table:table-cell>
          <table:table-cell office:value-type="float" office:value="436678" calcext:value-type="float">
            <text:p>436678</text:p>
          </table:table-cell>
        </table:table-row>
        <table:table-row table:style-name="ro2">
          <table:table-cell office:value-type="string" calcext:value-type="string">
            <text:p><text:a xlink:href="javascript:sym(11219)" xlink:type="simple">Kyzyl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Кызыл</text:p>
          </table:table-cell>
          <table:table-cell office:value-type="float" office:value="66027" calcext:value-type="float">
            <text:p>66027</text:p>
          </table:table-cell>
          <table:table-cell office:value-type="float" office:value="84641" calcext:value-type="float">
            <text:p>84641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9918" calcext:value-type="float">
            <text:p>109918</text:p>
          </table:table-cell>
          <table:table-cell office:value-type="float" office:value="125241" calcext:value-type="float">
            <text:p>125241</text:p>
          </table:table-cell>
          <table:table-cell office:value-type="float" office:value="130042" calcext:value-type="float">
            <text:p>130042</text:p>
          </table:table-cell>
        </table:table-row>
        <table:table-row table:style-name="ro3">
          <table:table-cell office:value-type="string" calcext:value-type="string">
            <text:p><text:a xlink:href="javascript:sym(3836)" xlink:type="simple">Lipeck</text:a> [Lipetsk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Липецк</text:p>
          </table:table-cell>
          <table:table-cell table:style-name="ce3" office:value-type="float" office:value="395638" calcext:value-type="float">
            <text:p>395638</text:p>
          </table:table-cell>
          <table:table-cell table:style-name="ce3" office:value-type="float" office:value="449635" calcext:value-type="float">
            <text:p>449635</text:p>
          </table:table-cell>
          <table:table-cell office:value-type="float" office:value="506114" calcext:value-type="float">
            <text:p>506114</text:p>
          </table:table-cell>
          <table:table-cell office:value-type="float" office:value="508887" calcext:value-type="float">
            <text:p>508887</text:p>
          </table:table-cell>
          <table:table-cell office:value-type="float" office:value="496403" calcext:value-type="float">
            <text:p>496403</text:p>
          </table:table-cell>
          <table:table-cell office:value-type="float" office:value="485260" calcext:value-type="float">
            <text:p>485260</text:p>
          </table:table-cell>
        </table:table-row>
        <table:table-row table:style-name="ro3">
          <table:table-cell office:value-type="string" calcext:value-type="string">
            <text:p><text:a xlink:href="javascript:sym(3837)" xlink:type="simple">Ljubercy</text:a> [Lyubertsy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Люберцы</text:p>
          </table:table-cell>
          <table:table-cell office:value-type="float" office:value="159563" calcext:value-type="float">
            <text:p>159563</text:p>
          </table:table-cell>
          <table:table-cell office:value-type="float" office:value="165478" calcext:value-type="float">
            <text:p>165478</text:p>
          </table:table-cell>
          <table:table-cell office:value-type="float" office:value="156691" calcext:value-type="float">
            <text:p>156691</text:p>
          </table:table-cell>
          <table:table-cell office:value-type="float" office:value="172525" calcext:value-type="float">
            <text:p>172525</text:p>
          </table:table-cell>
          <table:table-cell office:value-type="float" office:value="224195" calcext:value-type="float">
            <text:p>224195</text:p>
          </table:table-cell>
          <table:table-cell office:value-type="float" office:value="236339" calcext:value-type="float">
            <text:p>236339</text:p>
          </table:table-cell>
        </table:table-row>
        <table:table-row table:style-name="ro1">
          <table:table-cell office:value-type="string" calcext:value-type="string">
            <text:p><text:a xlink:href="javascript:sym(3838)" xlink:type="simple">Machačkala</text:a> [Makhachkala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Махачкала</text:p>
          </table:table-cell>
          <table:table-cell office:value-type="float" office:value="251371" calcext:value-type="float">
            <text:p>251371</text:p>
          </table:table-cell>
          <table:table-cell office:value-type="float" office:value="317475" calcext:value-type="float">
            <text:p>317475</text:p>
          </table:table-cell>
          <table:table-cell office:value-type="float" office:value="462412" calcext:value-type="float">
            <text:p>462412</text:p>
          </table:table-cell>
          <table:table-cell office:value-type="float" office:value="572076" calcext:value-type="float">
            <text:p>572076</text:p>
          </table:table-cell>
          <table:table-cell office:value-type="float" office:value="623254" calcext:value-type="float">
            <text:p>623254</text:p>
          </table:table-cell>
          <table:table-cell office:value-type="float" office:value="622091" calcext:value-type="float">
            <text:p>622091</text:p>
          </table:table-cell>
        </table:table-row>
        <table:table-row table:style-name="ro2">
          <table:table-cell office:value-type="string" calcext:value-type="string">
            <text:p><text:a xlink:href="javascript:sym(3840)" xlink:type="simple">Magnitogorsk</text:a>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Магнитогорск</text:p>
          </table:table-cell>
          <table:table-cell office:value-type="float" office:value="406074" calcext:value-type="float">
            <text:p>406074</text:p>
          </table:table-cell>
          <table:table-cell office:value-type="float" office:value="440321" calcext:value-type="float">
            <text:p>440321</text:p>
          </table:table-cell>
          <table:table-cell office:value-type="float" office:value="418545" calcext:value-type="float">
            <text:p>418545</text:p>
          </table:table-cell>
          <table:table-cell office:value-type="float" office:value="407775" calcext:value-type="float">
            <text:p>407775</text:p>
          </table:table-cell>
          <table:table-cell office:value-type="float" office:value="410594" calcext:value-type="float">
            <text:p>410594</text:p>
          </table:table-cell>
          <table:table-cell office:value-type="float" office:value="408715" calcext:value-type="float">
            <text:p>408715</text:p>
          </table:table-cell>
        </table:table-row>
        <table:table-row table:style-name="ro3">
          <table:table-cell office:value-type="string" calcext:value-type="string">
            <text:p><text:a xlink:href="javascript:sym(3841)" xlink:type="simple">Majkop</text:a> [Maykop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Майкоп</text:p>
          </table:table-cell>
          <table:table-cell office:value-type="float" office:value="127828" calcext:value-type="float">
            <text:p>127828</text:p>
          </table:table-cell>
          <table:table-cell office:value-type="float" office:value="148608" calcext:value-type="float">
            <text:p>148608</text:p>
          </table:table-cell>
          <table:table-cell office:value-type="float" office:value="156931" calcext:value-type="float">
            <text:p>156931</text:p>
          </table:table-cell>
          <table:table-cell office:value-type="float" office:value="144249" calcext:value-type="float">
            <text:p>144249</text:p>
          </table:table-cell>
          <table:table-cell office:value-type="float" office:value="143385" calcext:value-type="float">
            <text:p>143385</text:p>
          </table:table-cell>
          <table:table-cell office:value-type="float" office:value="137965" calcext:value-type="float">
            <text:p>137965</text:p>
          </table:table-cell>
        </table:table-row>
        <table:table-row table:style-name="ro2">
          <table:table-cell office:value-type="string" calcext:value-type="string">
            <text:p><text:a xlink:href="javascript:sym(3843)" xlink:type="simple">Miass</text:a>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Миасс</text:p>
          </table:table-cell>
          <table:table-cell office:value-type="float" office:value="150179" calcext:value-type="float">
            <text:p>150179</text:p>
          </table:table-cell>
          <table:table-cell office:value-type="float" office:value="167839" calcext:value-type="float">
            <text:p>167839</text:p>
          </table:table-cell>
          <table:table-cell office:value-type="float" office:value="158420" calcext:value-type="float">
            <text:p>158420</text:p>
          </table:table-cell>
          <table:table-cell office:value-type="float" office:value="151751" calcext:value-type="float">
            <text:p>151751</text:p>
          </table:table-cell>
          <table:table-cell office:value-type="float" office:value="147995" calcext:value-type="float">
            <text:p>147995</text:p>
          </table:table-cell>
          <table:table-cell office:value-type="float" office:value="147287" calcext:value-type="float">
            <text:p>147287</text:p>
          </table:table-cell>
        </table:table-row>
        <table:table-row table:style-name="ro1">
          <table:table-cell office:value-type="string" calcext:value-type="string">
            <text:p><text:a xlink:href="javascript:sym(20651)" xlink:type="simple">Michajlovsk</text:a> [Mikhaylovsk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Михайлов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153" calcext:value-type="float">
            <text:p>58153</text:p>
          </table:table-cell>
          <table:table-cell office:value-type="float" office:value="70981" calcext:value-type="float">
            <text:p>70981</text:p>
          </table:table-cell>
          <table:table-cell office:value-type="float" office:value="114133" calcext:value-type="float">
            <text:p>114133</text:p>
          </table:table-cell>
          <table:table-cell office:value-type="float" office:value="112179" calcext:value-type="float">
            <text:p>112179</text:p>
          </table:table-cell>
        </table:table-row>
        <table:table-row table:style-name="ro3">
          <table:table-cell office:value-type="string" calcext:value-type="string">
            <text:p><text:a xlink:href="javascript:sym(3845)" xlink:type="simple">Moskva</text:a> [Moscow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Москва</text:p>
          </table:table-cell>
          <table:table-cell table:style-name="ce3" office:value-type="float" office:value="8010954" calcext:value-type="float">
            <text:p>8010954</text:p>
          </table:table-cell>
          <table:table-cell table:style-name="ce3" office:value-type="float" office:value="8967232" calcext:value-type="float">
            <text:p>8967232</text:p>
          </table:table-cell>
          <table:table-cell table:style-name="ce3" office:value-type="float" office:value="10382754" calcext:value-type="float">
            <text:p>10382754</text:p>
          </table:table-cell>
          <table:table-cell office:value-type="float" office:value="11612885" calcext:value-type="float">
            <text:p>11612885</text:p>
          </table:table-cell>
          <table:table-cell office:value-type="float" office:value="13010112" calcext:value-type="float">
            <text:p>13010112</text:p>
          </table:table-cell>
          <table:table-cell office:value-type="float" office:value="13149803" calcext:value-type="float">
            <text:p>13149803</text:p>
          </table:table-cell>
        </table:table-row>
        <table:table-row table:style-name="ro2">
          <table:table-cell office:value-type="string" calcext:value-type="string">
            <text:p><text:a xlink:href="javascript:sym(37401)" xlink:type="simple">Murino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Мурин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002" calcext:value-type="float">
            <text:p>5002</text:p>
          </table:table-cell>
          <table:table-cell office:value-type="float" office:value="7023" calcext:value-type="float">
            <text:p>7023</text:p>
          </table:table-cell>
          <table:table-cell office:value-type="float" office:value="89083" calcext:value-type="float">
            <text:p>89083</text:p>
          </table:table-cell>
          <table:table-cell office:value-type="float" office:value="112536" calcext:value-type="float">
            <text:p>112536</text:p>
          </table:table-cell>
        </table:table-row>
        <table:table-row table:style-name="ro2">
          <table:table-cell office:value-type="string" calcext:value-type="string">
            <text:p><text:a xlink:href="javascript:sym(3847)" xlink:type="simple">Murmansk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Мурманск</text:p>
          </table:table-cell>
          <table:table-cell office:value-type="float" office:value="388450" calcext:value-type="float">
            <text:p>388450</text:p>
          </table:table-cell>
          <table:table-cell office:value-type="float" office:value="480020" calcext:value-type="float">
            <text:p>480020</text:p>
          </table:table-cell>
          <table:table-cell office:value-type="float" office:value="345595" calcext:value-type="float">
            <text:p>345595</text:p>
          </table:table-cell>
          <table:table-cell office:value-type="float" office:value="315953" calcext:value-type="float">
            <text:p>315953</text:p>
          </table:table-cell>
          <table:table-cell office:value-type="float" office:value="270384" calcext:value-type="float">
            <text:p>270384</text:p>
          </table:table-cell>
          <table:table-cell office:value-type="float" office:value="266681" calcext:value-type="float">
            <text:p>266681</text:p>
          </table:table-cell>
        </table:table-row>
        <table:table-row table:style-name="ro2">
          <table:table-cell office:value-type="string" calcext:value-type="string">
            <text:p><text:a xlink:href="javascript:sym(3848)" xlink:type="simple">Murom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Муром</text:p>
          </table:table-cell>
          <table:table-cell office:value-type="float" office:value="114270" calcext:value-type="float">
            <text:p>114270</text:p>
          </table:table-cell>
          <table:table-cell office:value-type="float" office:value="124229" calcext:value-type="float">
            <text:p>124229</text:p>
          </table:table-cell>
          <table:table-cell office:value-type="float" office:value="126901" calcext:value-type="float">
            <text:p>126901</text:p>
          </table:table-cell>
          <table:table-cell office:value-type="float" office:value="116075" calcext:value-type="float">
            <text:p>116075</text:p>
          </table:table-cell>
          <table:table-cell office:value-type="float" office:value="107497" calcext:value-type="float">
            <text:p>107497</text:p>
          </table:table-cell>
          <table:table-cell office:value-type="float" office:value="104806" calcext:value-type="float">
            <text:p>104806</text:p>
          </table:table-cell>
        </table:table-row>
        <table:table-row table:style-name="ro1">
          <table:table-cell office:value-type="string" calcext:value-type="string">
            <text:p><text:a xlink:href="javascript:sym(3849)" xlink:type="simple">Mytišči</text:a> (incl. Pirogovskij) [Mytishchi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Мытищи</text:p>
          </table:table-cell>
          <table:table-cell office:value-type="float" office:value="145379" calcext:value-type="float">
            <text:p>145379</text:p>
          </table:table-cell>
          <table:table-cell office:value-type="float" office:value="159869" calcext:value-type="float">
            <text:p>159869</text:p>
          </table:table-cell>
          <table:table-cell office:value-type="float" office:value="166160" calcext:value-type="float">
            <text:p>166160</text:p>
          </table:table-cell>
          <table:table-cell office:value-type="float" office:value="179834" calcext:value-type="float">
            <text:p>179834</text:p>
          </table:table-cell>
          <table:table-cell office:value-type="float" office:value="255429" calcext:value-type="float">
            <text:p>255429</text:p>
          </table:table-cell>
          <table:table-cell office:value-type="float" office:value="275313" calcext:value-type="float">
            <text:p>275313</text:p>
          </table:table-cell>
        </table:table-row>
        <table:table-row table:style-name="ro5">
          <table:table-cell office:value-type="string" calcext:value-type="string">
            <text:p><text:a xlink:href="javascript:sym(3850)" xlink:type="simple">Naberežnyje Čelny</text:a> (Brešnev) [Naberezhnye Chelny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Набережные Челны</text:p>
          </table:table-cell>
          <table:table-cell office:value-type="float" office:value="301381" calcext:value-type="float">
            <text:p>301381</text:p>
          </table:table-cell>
          <table:table-cell office:value-type="float" office:value="500309" calcext:value-type="float">
            <text:p>500309</text:p>
          </table:table-cell>
          <table:table-cell office:value-type="float" office:value="509870" calcext:value-type="float">
            <text:p>509870</text:p>
          </table:table-cell>
          <table:table-cell office:value-type="float" office:value="513193" calcext:value-type="float">
            <text:p>513193</text:p>
          </table:table-cell>
          <table:table-cell office:value-type="float" office:value="548434" calcext:value-type="float">
            <text:p>548434</text:p>
          </table:table-cell>
          <table:table-cell office:value-type="float" office:value="544383" calcext:value-type="float">
            <text:p>544383</text:p>
          </table:table-cell>
        </table:table-row>
        <table:table-row table:style-name="ro3">
          <table:table-cell office:value-type="string" calcext:value-type="string">
            <text:p><text:a xlink:href="javascript:sym(3851)" xlink:type="simple">Nachodka</text:a> [Nakhodka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Находк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8813" calcext:value-type="float">
            <text:p>178813</text:p>
          </table:table-cell>
          <table:table-cell office:value-type="float" office:value="159719" calcext:value-type="float">
            <text:p>159719</text:p>
          </table:table-cell>
          <table:table-cell office:value-type="float" office:value="139931" calcext:value-type="float">
            <text:p>139931</text:p>
          </table:table-cell>
          <table:table-cell office:value-type="float" office:value="134315" calcext:value-type="float">
            <text:p>134315</text:p>
          </table:table-cell>
        </table:table-row>
        <table:table-row table:style-name="ro3">
          <table:table-cell office:value-type="string" calcext:value-type="string">
            <text:p><text:a xlink:href="javascript:sym(3852)" xlink:type="simple">Nal'čik</text:a> [Nalchik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Нальчик</text:p>
          </table:table-cell>
          <table:table-cell office:value-type="float" office:value="207406" calcext:value-type="float">
            <text:p>207406</text:p>
          </table:table-cell>
          <table:table-cell office:value-type="float" office:value="234547" calcext:value-type="float">
            <text:p>234547</text:p>
          </table:table-cell>
          <table:table-cell office:value-type="float" office:value="274974" calcext:value-type="float">
            <text:p>274974</text:p>
          </table:table-cell>
          <table:table-cell office:value-type="float" office:value="240203" calcext:value-type="float">
            <text:p>240203</text:p>
          </table:table-cell>
          <table:table-cell office:value-type="float" office:value="247054" calcext:value-type="float">
            <text:p>247054</text:p>
          </table:table-cell>
          <table:table-cell office:value-type="float" office:value="245756" calcext:value-type="float">
            <text:p>245756</text:p>
          </table:table-cell>
        </table:table-row>
        <table:table-row table:style-name="ro3">
          <table:table-cell office:value-type="string" calcext:value-type="string">
            <text:p><text:a xlink:href="javascript:sym(11221)" xlink:type="simple">Nazran'</text:a> [Nazran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Назрань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5066" calcext:value-type="float">
            <text:p>125066</text:p>
          </table:table-cell>
          <table:table-cell office:value-type="float" office:value="93335" calcext:value-type="float">
            <text:p>93335</text:p>
          </table:table-cell>
          <table:table-cell office:value-type="float" office:value="122350" calcext:value-type="float">
            <text:p>122350</text:p>
          </table:table-cell>
          <table:table-cell office:value-type="float" office:value="126292" calcext:value-type="float">
            <text:p>126292</text:p>
          </table:table-cell>
        </table:table-row>
        <table:table-row table:style-name="ro1">
          <table:table-cell office:value-type="string" calcext:value-type="string">
            <text:p><text:a xlink:href="javascript:sym(18945)" xlink:type="simple">Neftejugansk</text:a> [Nefteyugan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Нефтеюганск</text:p>
          </table:table-cell>
          <table:table-cell office:value-type="float" office:value="52393" calcext:value-type="float">
            <text:p>52393</text:p>
          </table:table-cell>
          <table:table-cell office:value-type="float" office:value="93930" calcext:value-type="float">
            <text:p>93930</text:p>
          </table:table-cell>
          <table:table-cell office:value-type="float" office:value="107830" calcext:value-type="float">
            <text:p>107830</text:p>
          </table:table-cell>
          <table:table-cell office:value-type="float" office:value="122855" calcext:value-type="float">
            <text:p>122855</text:p>
          </table:table-cell>
          <table:table-cell office:value-type="float" office:value="124732" calcext:value-type="float">
            <text:p>124732</text:p>
          </table:table-cell>
          <table:table-cell office:value-type="float" office:value="126690" calcext:value-type="float">
            <text:p>126690</text:p>
          </table:table-cell>
        </table:table-row>
        <table:table-row table:style-name="ro1">
          <table:table-cell office:value-type="string" calcext:value-type="string">
            <text:p><text:a xlink:href="javascript:sym(3854)" xlink:type="simple">Neftekamsk</text:a> (Nikolo-Berëzovka)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Нефтекамск</text:p>
          </table:table-cell>
          <table:table-cell office:value-type="float" office:value="69586" calcext:value-type="float">
            <text:p>69586</text:p>
          </table:table-cell>
          <table:table-cell office:value-type="float" office:value="106801" calcext:value-type="float">
            <text:p>106801</text:p>
          </table:table-cell>
          <table:table-cell office:value-type="float" office:value="122290" calcext:value-type="float">
            <text:p>122290</text:p>
          </table:table-cell>
          <table:table-cell office:value-type="float" office:value="121733" calcext:value-type="float">
            <text:p>121733</text:p>
          </table:table-cell>
          <table:table-cell office:value-type="float" office:value="131942" calcext:value-type="float">
            <text:p>131942</text:p>
          </table:table-cell>
          <table:table-cell office:value-type="float" office:value="133960" calcext:value-type="float">
            <text:p>133960</text:p>
          </table:table-cell>
        </table:table-row>
        <table:table-row table:style-name="ro3">
          <table:table-cell office:value-type="string" calcext:value-type="string">
            <text:p><text:a xlink:href="javascript:sym(3853)" xlink:type="simple">Nevinnomyssk</text:a>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Невинномысск</text:p>
          </table:table-cell>
          <table:table-cell office:value-type="float" office:value="103708" calcext:value-type="float">
            <text:p>103708</text:p>
          </table:table-cell>
          <table:table-cell office:value-type="float" office:value="121355" calcext:value-type="float">
            <text:p>121355</text:p>
          </table:table-cell>
          <table:table-cell office:value-type="float" office:value="132141" calcext:value-type="float">
            <text:p>132141</text:p>
          </table:table-cell>
          <table:table-cell office:value-type="float" office:value="118360" calcext:value-type="float">
            <text:p>118360</text:p>
          </table:table-cell>
          <table:table-cell office:value-type="float" office:value="117562" calcext:value-type="float">
            <text:p>117562</text:p>
          </table:table-cell>
          <table:table-cell office:value-type="float" office:value="114556" calcext:value-type="float">
            <text:p>114556</text:p>
          </table:table-cell>
        </table:table-row>
        <table:table-row table:style-name="ro1">
          <table:table-cell office:value-type="string" calcext:value-type="string">
            <text:p><text:a xlink:href="javascript:sym(3855)" xlink:type="simple">Nižnekamsk</text:a> [Nizhnekamsk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Нижнекамск</text:p>
          </table:table-cell>
          <table:table-cell office:value-type="float" office:value="134199" calcext:value-type="float">
            <text:p>134199</text:p>
          </table:table-cell>
          <table:table-cell office:value-type="float" office:value="190793" calcext:value-type="float">
            <text:p>190793</text:p>
          </table:table-cell>
          <table:table-cell office:value-type="float" office:value="225399" calcext:value-type="float">
            <text:p>225399</text:p>
          </table:table-cell>
          <table:table-cell office:value-type="float" office:value="234044" calcext:value-type="float">
            <text:p>234044</text:p>
          </table:table-cell>
          <table:table-cell office:value-type="float" office:value="241479" calcext:value-type="float">
            <text:p>241479</text:p>
          </table:table-cell>
          <table:table-cell office:value-type="float" office:value="240379" calcext:value-type="float">
            <text:p>240379</text:p>
          </table:table-cell>
        </table:table-row>
        <table:table-row table:style-name="ro1">
          <table:table-cell office:value-type="string" calcext:value-type="string">
            <text:p><text:a xlink:href="javascript:sym(3856)" xlink:type="simple">Nižnevartovsk</text:a> [Nizhnevartov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Нижневартовск</text:p>
          </table:table-cell>
          <table:table-cell office:value-type="float" office:value="108740" calcext:value-type="float">
            <text:p>108740</text:p>
          </table:table-cell>
          <table:table-cell office:value-type="float" office:value="241457" calcext:value-type="float">
            <text:p>241457</text:p>
          </table:table-cell>
          <table:table-cell office:value-type="float" office:value="239044" calcext:value-type="float">
            <text:p>239044</text:p>
          </table:table-cell>
          <table:table-cell office:value-type="float" office:value="251694" calcext:value-type="float">
            <text:p>251694</text:p>
          </table:table-cell>
          <table:table-cell office:value-type="float" office:value="283256" calcext:value-type="float">
            <text:p>283256</text:p>
          </table:table-cell>
          <table:table-cell office:value-type="float" office:value="290535" calcext:value-type="float">
            <text:p>290535</text:p>
          </table:table-cell>
        </table:table-row>
        <table:table-row table:style-name="ro5">
          <table:table-cell office:value-type="string" calcext:value-type="string">
            <text:p><text:a xlink:href="javascript:sym(3857)" xlink:type="simple">Nižnij Novgorod</text:a> (Gor'kij) [Nizhny Novgorod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Нижний Новгород</text:p>
          </table:table-cell>
          <table:table-cell office:value-type="float" office:value="1344474" calcext:value-type="float">
            <text:p>1344474</text:p>
          </table:table-cell>
          <table:table-cell office:value-type="float" office:value="1438133" calcext:value-type="float">
            <text:p>1438133</text:p>
          </table:table-cell>
          <table:table-cell office:value-type="float" office:value="1311252" calcext:value-type="float">
            <text:p>1311252</text:p>
          </table:table-cell>
          <table:table-cell office:value-type="float" office:value="1250619" calcext:value-type="float">
            <text:p>1250619</text:p>
          </table:table-cell>
          <table:table-cell office:value-type="float" office:value="1226076" calcext:value-type="float">
            <text:p>1226076</text:p>
          </table:table-cell>
          <table:table-cell office:value-type="float" office:value="1204985" calcext:value-type="float">
            <text:p>1204985</text:p>
          </table:table-cell>
        </table:table-row>
        <table:table-row table:style-name="ro1">
          <table:table-cell office:value-type="string" calcext:value-type="string">
            <text:p><text:a xlink:href="javascript:sym(3858)" xlink:type="simple">Nižnij Tagil</text:a> [Nizhny Tagil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Нижний Тагил</text:p>
          </table:table-cell>
          <table:table-cell office:value-type="float" office:value="398146" calcext:value-type="float">
            <text:p>398146</text:p>
          </table:table-cell>
          <table:table-cell office:value-type="float" office:value="439521" calcext:value-type="float">
            <text:p>439521</text:p>
          </table:table-cell>
          <table:table-cell office:value-type="float" office:value="390498" calcext:value-type="float">
            <text:p>390498</text:p>
          </table:table-cell>
          <table:table-cell office:value-type="float" office:value="361811" calcext:value-type="float">
            <text:p>361811</text:p>
          </table:table-cell>
          <table:table-cell office:value-type="float" office:value="338966" calcext:value-type="float">
            <text:p>338966</text:p>
          </table:table-cell>
          <table:table-cell office:value-type="float" office:value="330507" calcext:value-type="float">
            <text:p>330507</text:p>
          </table:table-cell>
        </table:table-row>
        <table:table-row table:style-name="ro2">
          <table:table-cell office:value-type="string" calcext:value-type="string">
            <text:p><text:a xlink:href="javascript:sym(3859)" xlink:type="simple">Noginsk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Ногинск</text:p>
          </table:table-cell>
          <table:table-cell office:value-type="float" office:value="118750" calcext:value-type="float">
            <text:p>118750</text:p>
          </table:table-cell>
          <table:table-cell office:value-type="float" office:value="123020" calcext:value-type="float">
            <text:p>123020</text:p>
          </table:table-cell>
          <table:table-cell office:value-type="float" office:value="117555" calcext:value-type="float">
            <text:p>117555</text:p>
          </table:table-cell>
          <table:table-cell office:value-type="float" office:value="100072" calcext:value-type="float">
            <text:p>100072</text:p>
          </table:table-cell>
          <table:table-cell office:value-type="float" office:value="103891" calcext:value-type="float">
            <text:p>103891</text:p>
          </table:table-cell>
          <table:table-cell office:value-type="float" office:value="102392" calcext:value-type="float">
            <text:p>102392</text:p>
          </table:table-cell>
        </table:table-row>
        <table:table-row table:style-name="ro3">
          <table:table-cell office:value-type="string" calcext:value-type="string">
            <text:p><text:a xlink:href="javascript:sym(20659)" xlink:type="simple">Nojabr'sk</text:a> [Noyabr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Ноябрь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2949" calcext:value-type="float">
            <text:p>102949</text:p>
          </table:table-cell>
          <table:table-cell office:value-type="float" office:value="110620" calcext:value-type="float">
            <text:p>110620</text:p>
          </table:table-cell>
          <table:table-cell office:value-type="float" office:value="100188" calcext:value-type="float">
            <text:p>100188</text:p>
          </table:table-cell>
          <table:table-cell office:value-type="float" office:value="102938" calcext:value-type="float">
            <text:p>102938</text:p>
          </table:table-cell>
        </table:table-row>
        <table:table-row table:style-name="ro3">
          <table:table-cell office:value-type="string" calcext:value-type="string">
            <text:p><text:a xlink:href="javascript:sym(3860)" xlink:type="simple">Noril'sk</text:a> [Norilsk]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Норильск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5365" calcext:value-type="float">
            <text:p>175365</text:p>
          </table:table-cell>
          <table:table-cell office:value-type="float" office:value="174453" calcext:value-type="float">
            <text:p>174453</text:p>
          </table:table-cell>
          <table:table-cell office:value-type="float" office:value="176735" calcext:value-type="float">
            <text:p>176735</text:p>
          </table:table-cell>
        </table:table-row>
        <table:table-row table:style-name="ro1">
          <table:table-cell office:value-type="string" calcext:value-type="string">
            <text:p><text:a xlink:href="javascript:sym(3862)" xlink:type="simple">Novočeboksarsk</text:a> [Novocheboksarsk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Новочебоксарск</text:p>
          </table:table-cell>
          <table:table-cell office:value-type="float" office:value="85307" calcext:value-type="float">
            <text:p>85307</text:p>
          </table:table-cell>
          <table:table-cell office:value-type="float" office:value="114760" calcext:value-type="float">
            <text:p>114760</text:p>
          </table:table-cell>
          <table:table-cell office:value-type="float" office:value="125857" calcext:value-type="float">
            <text:p>125857</text:p>
          </table:table-cell>
          <table:table-cell office:value-type="float" office:value="124097" calcext:value-type="float">
            <text:p>124097</text:p>
          </table:table-cell>
          <table:table-cell office:value-type="float" office:value="120375" calcext:value-type="float">
            <text:p>120375</text:p>
          </table:table-cell>
          <table:table-cell office:value-type="float" office:value="120499" calcext:value-type="float">
            <text:p>120499</text:p>
          </table:table-cell>
        </table:table-row>
        <table:table-row table:style-name="ro1">
          <table:table-cell office:value-type="string" calcext:value-type="string">
            <text:p><text:a xlink:href="javascript:sym(3863)" xlink:type="simple">Novočerkassk</text:a> [Novocherkassk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Новочеркас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4470" calcext:value-type="float">
            <text:p>184470</text:p>
          </table:table-cell>
          <table:table-cell office:value-type="float" office:value="168746" calcext:value-type="float">
            <text:p>168746</text:p>
          </table:table-cell>
          <table:table-cell office:value-type="float" office:value="163674" calcext:value-type="float">
            <text:p>163674</text:p>
          </table:table-cell>
          <table:table-cell office:value-type="float" office:value="160529" calcext:value-type="float">
            <text:p>160529</text:p>
          </table:table-cell>
        </table:table-row>
        <table:table-row table:style-name="ro1">
          <table:table-cell office:value-type="string" calcext:value-type="string">
            <text:p><text:a xlink:href="javascript:sym(3865)" xlink:type="simple">Novokuzneck</text:a> [Novokuznetsk]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Новокузнецк</text:p>
          </table:table-cell>
          <table:table-cell table:style-name="ce3" office:value-type="float" office:value="541356" calcext:value-type="float">
            <text:p>541356</text:p>
          </table:table-cell>
          <table:table-cell table:style-name="ce3" office:value-type="float" office:value="599947" calcext:value-type="float">
            <text:p>599947</text:p>
          </table:table-cell>
          <table:table-cell office:value-type="float" office:value="565680" calcext:value-type="float">
            <text:p>565680</text:p>
          </table:table-cell>
          <table:table-cell office:value-type="float" office:value="547904" calcext:value-type="float">
            <text:p>547904</text:p>
          </table:table-cell>
          <table:table-cell office:value-type="float" office:value="537480" calcext:value-type="float">
            <text:p>537480</text:p>
          </table:table-cell>
          <table:table-cell office:value-type="float" office:value="531186" calcext:value-type="float">
            <text:p>531186</text:p>
          </table:table-cell>
        </table:table-row>
        <table:table-row table:style-name="ro3">
          <table:table-cell office:value-type="string" calcext:value-type="string">
            <text:p><text:a xlink:href="javascript:sym(3866)" xlink:type="simple">Novomoskovsk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Новомосковск</text:p>
          </table:table-cell>
          <table:table-cell office:value-type="float" office:value="146807" calcext:value-type="float">
            <text:p>146807</text:p>
          </table:table-cell>
          <table:table-cell office:value-type="float" office:value="146302" calcext:value-type="float">
            <text:p>146302</text:p>
          </table:table-cell>
          <table:table-cell office:value-type="float" office:value="134081" calcext:value-type="float">
            <text:p>134081</text:p>
          </table:table-cell>
          <table:table-cell office:value-type="float" office:value="131386" calcext:value-type="float">
            <text:p>131386</text:p>
          </table:table-cell>
          <table:table-cell office:value-type="float" office:value="119697" calcext:value-type="float">
            <text:p>119697</text:p>
          </table:table-cell>
          <table:table-cell office:value-type="float" office:value="117175" calcext:value-type="float">
            <text:p>117175</text:p>
          </table:table-cell>
        </table:table-row>
        <table:table-row table:style-name="ro1">
          <table:table-cell office:value-type="string" calcext:value-type="string">
            <text:p><text:a xlink:href="javascript:sym(3867)" xlink:type="simple">Novorossijsk</text:a> [Novorossiysk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Новороссийск</text:p>
          </table:table-cell>
          <table:table-cell office:value-type="float" office:value="159135" calcext:value-type="float">
            <text:p>159135</text:p>
          </table:table-cell>
          <table:table-cell office:value-type="float" office:value="185938" calcext:value-type="float">
            <text:p>185938</text:p>
          </table:table-cell>
          <table:table-cell office:value-type="float" office:value="232079" calcext:value-type="float">
            <text:p>232079</text:p>
          </table:table-cell>
          <table:table-cell office:value-type="float" office:value="241952" calcext:value-type="float">
            <text:p>241952</text:p>
          </table:table-cell>
          <table:table-cell office:value-type="float" office:value="262293" calcext:value-type="float">
            <text:p>262293</text:p>
          </table:table-cell>
          <table:table-cell office:value-type="float" office:value="261937" calcext:value-type="float">
            <text:p>261937</text:p>
          </table:table-cell>
        </table:table-row>
        <table:table-row table:style-name="ro1">
          <table:table-cell office:value-type="string" calcext:value-type="string">
            <text:p><text:a xlink:href="javascript:sym(3868)" xlink:type="simple">Novošachtinsk</text:a> [Novoshakhtinsk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Новошахтинск</text:p>
          </table:table-cell>
          <table:table-cell office:value-type="float" office:value="104152" calcext:value-type="float">
            <text:p>104152</text:p>
          </table:table-cell>
          <table:table-cell office:value-type="float" office:value="107772" calcext:value-type="float">
            <text:p>107772</text:p>
          </table:table-cell>
          <table:table-cell office:value-type="float" office:value="117689" calcext:value-type="float">
            <text:p>117689</text:p>
          </table:table-cell>
          <table:table-cell office:value-type="float" office:value="111075" calcext:value-type="float">
            <text:p>111075</text:p>
          </table:table-cell>
          <table:table-cell office:value-type="float" office:value="103480" calcext:value-type="float">
            <text:p>103480</text:p>
          </table:table-cell>
          <table:table-cell office:value-type="float" office:value="101483" calcext:value-type="float">
            <text:p>101483</text:p>
          </table:table-cell>
        </table:table-row>
        <table:table-row table:style-name="ro2">
          <table:table-cell office:value-type="string" calcext:value-type="string">
            <text:p><text:a xlink:href="javascript:sym(3869)" xlink:type="simple">Novosibir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Новосибирск</text:p>
          </table:table-cell>
          <table:table-cell office:value-type="float" office:value="1312480" calcext:value-type="float">
            <text:p>1312480</text:p>
          </table:table-cell>
          <table:table-cell office:value-type="float" office:value="1436516" calcext:value-type="float">
            <text:p>1436516</text:p>
          </table:table-cell>
          <table:table-cell office:value-type="float" office:value="1425508" calcext:value-type="float">
            <text:p>1425508</text:p>
          </table:table-cell>
          <table:table-cell office:value-type="float" office:value="1473754" calcext:value-type="float">
            <text:p>1473754</text:p>
          </table:table-cell>
          <table:table-cell office:value-type="float" office:value="1633595" calcext:value-type="float">
            <text:p>1633595</text:p>
          </table:table-cell>
          <table:table-cell office:value-type="float" office:value="1633851" calcext:value-type="float">
            <text:p>1633851</text:p>
          </table:table-cell>
        </table:table-row>
        <table:table-row table:style-name="ro1">
          <table:table-cell office:value-type="string" calcext:value-type="string">
            <text:p><text:a xlink:href="javascript:sym(20662)" xlink:type="simple">Novyj Urengoj</text:a> [Novy Urengoy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Новый Уренгой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4269" calcext:value-type="float">
            <text:p>104269</text:p>
          </table:table-cell>
          <table:table-cell office:value-type="float" office:value="104107" calcext:value-type="float">
            <text:p>104107</text:p>
          </table:table-cell>
          <table:table-cell office:value-type="float" office:value="107251" calcext:value-type="float">
            <text:p>107251</text:p>
          </table:table-cell>
          <table:table-cell office:value-type="float" office:value="106890" calcext:value-type="float">
            <text:p>106890</text:p>
          </table:table-cell>
        </table:table-row>
        <table:table-row table:style-name="ro2">
          <table:table-cell office:value-type="string" calcext:value-type="string">
            <text:p><text:a xlink:href="javascript:sym(3871)" xlink:type="simple">Obninsk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Обнинск</text:p>
          </table:table-cell>
          <table:table-cell office:value-type="float" office:value="73402" calcext:value-type="float">
            <text:p>73402</text:p>
          </table:table-cell>
          <table:table-cell office:value-type="float" office:value="100178" calcext:value-type="float">
            <text:p>100178</text:p>
          </table:table-cell>
          <table:table-cell office:value-type="float" office:value="105706" calcext:value-type="float">
            <text:p>105706</text:p>
          </table:table-cell>
          <table:table-cell office:value-type="float" office:value="104739" calcext:value-type="float">
            <text:p>104739</text:p>
          </table:table-cell>
          <table:table-cell office:value-type="float" office:value="125376" calcext:value-type="float">
            <text:p>125376</text:p>
          </table:table-cell>
          <table:table-cell office:value-type="float" office:value="132477" calcext:value-type="float">
            <text:p>132477</text:p>
          </table:table-cell>
        </table:table-row>
        <table:table-row table:style-name="ro3">
          <table:table-cell office:value-type="string" calcext:value-type="string">
            <text:p><text:a xlink:href="javascript:sym(3872)" xlink:type="simple">Odincovo</text:a> [Odintsovo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Одинцово</text:p>
          </table:table-cell>
          <table:table-cell table:style-name="ce3" office:value-type="float" office:value="101365" calcext:value-type="float">
            <text:p>101365</text:p>
          </table:table-cell>
          <table:table-cell table:style-name="ce3" office:value-type="float" office:value="125149" calcext:value-type="float">
            <text:p>125149</text:p>
          </table:table-cell>
          <table:table-cell table:style-name="ce3" office:value-type="float" office:value="134844" calcext:value-type="float">
            <text:p>134844</text:p>
          </table:table-cell>
          <table:table-cell office:value-type="float" office:value="138930" calcext:value-type="float">
            <text:p>138930</text:p>
          </table:table-cell>
          <table:table-cell office:value-type="float" office:value="180530" calcext:value-type="float">
            <text:p>180530</text:p>
          </table:table-cell>
          <table:table-cell office:value-type="float" office:value="187301" calcext:value-type="float">
            <text:p>187301</text:p>
          </table:table-cell>
        </table:table-row>
        <table:table-row table:style-name="ro3">
          <table:table-cell office:value-type="string" calcext:value-type="string">
            <text:p><text:a xlink:href="javascript:sym(3873)" xlink:type="simple">Oktjabr'skij</text:a> [Oktyabrsky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Октябрьский</text:p>
          </table:table-cell>
          <table:table-cell office:value-type="float" office:value="88030" calcext:value-type="float">
            <text:p>88030</text:p>
          </table:table-cell>
          <table:table-cell office:value-type="float" office:value="104732" calcext:value-type="float">
            <text:p>104732</text:p>
          </table:table-cell>
          <table:table-cell office:value-type="float" office:value="108647" calcext:value-type="float">
            <text:p>108647</text:p>
          </table:table-cell>
          <table:table-cell office:value-type="float" office:value="109474" calcext:value-type="float">
            <text:p>109474</text:p>
          </table:table-cell>
          <table:table-cell office:value-type="float" office:value="115557" calcext:value-type="float">
            <text:p>115557</text:p>
          </table:table-cell>
          <table:table-cell office:value-type="float" office:value="116427" calcext:value-type="float">
            <text:p>116427</text:p>
          </table:table-cell>
        </table:table-row>
        <table:table-row table:style-name="ro2">
          <table:table-cell office:value-type="string" calcext:value-type="string">
            <text:p><text:a xlink:href="javascript:sym(3874)" xlink:type="simple">Om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Омск</text:p>
          </table:table-cell>
          <table:table-cell office:value-type="float" office:value="1014246" calcext:value-type="float">
            <text:p>1014246</text:p>
          </table:table-cell>
          <table:table-cell office:value-type="float" office:value="1148418" calcext:value-type="float">
            <text:p>1148418</text:p>
          </table:table-cell>
          <table:table-cell office:value-type="float" office:value="1156849" calcext:value-type="float">
            <text:p>1156849</text:p>
          </table:table-cell>
          <table:table-cell office:value-type="float" office:value="1154116" calcext:value-type="float">
            <text:p>1154116</text:p>
          </table:table-cell>
          <table:table-cell office:value-type="float" office:value="1125695" calcext:value-type="float">
            <text:p>1125695</text:p>
          </table:table-cell>
          <table:table-cell office:value-type="float" office:value="1104485" calcext:value-type="float">
            <text:p>1104485</text:p>
          </table:table-cell>
        </table:table-row>
        <table:table-row table:style-name="ro1">
          <table:table-cell office:value-type="string" calcext:value-type="string">
            <text:p><text:a xlink:href="javascript:sym(3875)" xlink:type="simple">Orechovo-Zujevo</text:a> [Orekhovo-Zuyevo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Орехово-Зуево</text:p>
          </table:table-cell>
          <table:table-cell office:value-type="float" office:value="132301" calcext:value-type="float">
            <text:p>132301</text:p>
          </table:table-cell>
          <table:table-cell office:value-type="float" office:value="137198" calcext:value-type="float">
            <text:p>137198</text:p>
          </table:table-cell>
          <table:table-cell office:value-type="float" office:value="122248" calcext:value-type="float">
            <text:p>122248</text:p>
          </table:table-cell>
          <table:table-cell office:value-type="float" office:value="120670" calcext:value-type="float">
            <text:p>120670</text:p>
          </table:table-cell>
          <table:table-cell office:value-type="float" office:value="105745" calcext:value-type="float">
            <text:p>105745</text:p>
          </table:table-cell>
          <table:table-cell office:value-type="float" office:value="104728" calcext:value-type="float">
            <text:p>104728</text:p>
          </table:table-cell>
        </table:table-row>
        <table:table-row table:style-name="ro2">
          <table:table-cell office:value-type="string" calcext:value-type="string">
            <text:p><text:a xlink:href="javascript:sym(3877)" xlink:type="simple">Orël</text:a> [Oryol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Орёл</text:p>
          </table:table-cell>
          <table:table-cell office:value-type="float" office:value="304971" calcext:value-type="float">
            <text:p>304971</text:p>
          </table:table-cell>
          <table:table-cell office:value-type="float" office:value="336862" calcext:value-type="float">
            <text:p>336862</text:p>
          </table:table-cell>
          <table:table-cell office:value-type="float" office:value="333310" calcext:value-type="float">
            <text:p>333310</text:p>
          </table:table-cell>
          <table:table-cell office:value-type="float" office:value="317747" calcext:value-type="float">
            <text:p>317747</text:p>
          </table:table-cell>
          <table:table-cell office:value-type="float" office:value="303169" calcext:value-type="float">
            <text:p>303169</text:p>
          </table:table-cell>
          <table:table-cell office:value-type="float" office:value="292406" calcext:value-type="float">
            <text:p>292406</text:p>
          </table:table-cell>
        </table:table-row>
        <table:table-row table:style-name="ro2">
          <table:table-cell office:value-type="string" calcext:value-type="string">
            <text:p><text:a xlink:href="javascript:sym(3876)" xlink:type="simple">Orenburg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Оренбург</text:p>
          </table:table-cell>
          <table:table-cell office:value-type="float" office:value="458747" calcext:value-type="float">
            <text:p>458747</text:p>
          </table:table-cell>
          <table:table-cell office:value-type="float" office:value="546501" calcext:value-type="float">
            <text:p>546501</text:p>
          </table:table-cell>
          <table:table-cell office:value-type="float" office:value="549361" calcext:value-type="float">
            <text:p>549361</text:p>
          </table:table-cell>
          <table:table-cell office:value-type="float" office:value="548331" calcext:value-type="float">
            <text:p>548331</text:p>
          </table:table-cell>
          <table:table-cell office:value-type="float" office:value="543654" calcext:value-type="float">
            <text:p>543654</text:p>
          </table:table-cell>
          <table:table-cell office:value-type="float" office:value="536862" calcext:value-type="float">
            <text:p>536862</text:p>
          </table:table-cell>
        </table:table-row>
        <table:table-row table:style-name="ro2">
          <table:table-cell office:value-type="string" calcext:value-type="string">
            <text:p><text:a xlink:href="javascript:sym(3878)" xlink:type="simple">Orsk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Орск</text:p>
          </table:table-cell>
          <table:table-cell office:value-type="float" office:value="246667" calcext:value-type="float">
            <text:p>246667</text:p>
          </table:table-cell>
          <table:table-cell office:value-type="float" office:value="270711" calcext:value-type="float">
            <text:p>270711</text:p>
          </table:table-cell>
          <table:table-cell office:value-type="float" office:value="250963" calcext:value-type="float">
            <text:p>250963</text:p>
          </table:table-cell>
          <table:table-cell office:value-type="float" office:value="239800" calcext:value-type="float">
            <text:p>239800</text:p>
          </table:table-cell>
          <table:table-cell office:value-type="float" office:value="189195" calcext:value-type="float">
            <text:p>189195</text:p>
          </table:table-cell>
          <table:table-cell office:value-type="float" office:value="187517" calcext:value-type="float">
            <text:p>187517</text:p>
          </table:table-cell>
        </table:table-row>
        <table:table-row table:style-name="ro2">
          <table:table-cell office:value-type="string" calcext:value-type="string">
            <text:p><text:a xlink:href="javascript:sym(3880)" xlink:type="simple">Penza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Пенза</text:p>
          </table:table-cell>
          <table:table-cell office:value-type="float" office:value="482916" calcext:value-type="float">
            <text:p>482916</text:p>
          </table:table-cell>
          <table:table-cell office:value-type="float" office:value="542612" calcext:value-type="float">
            <text:p>542612</text:p>
          </table:table-cell>
          <table:table-cell office:value-type="float" office:value="518025" calcext:value-type="float">
            <text:p>518025</text:p>
          </table:table-cell>
          <table:table-cell office:value-type="float" office:value="517311" calcext:value-type="float">
            <text:p>517311</text:p>
          </table:table-cell>
          <table:table-cell office:value-type="float" office:value="501109" calcext:value-type="float">
            <text:p>501109</text:p>
          </table:table-cell>
          <table:table-cell office:value-type="float" office:value="488299" calcext:value-type="float">
            <text:p>488299</text:p>
          </table:table-cell>
        </table:table-row>
        <table:table-row table:style-name="ro2">
          <table:table-cell office:value-type="string" calcext:value-type="string">
            <text:p><text:a xlink:href="javascript:sym(3881)" xlink:type="simple">Perm'</text:a> [Perm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Пермь</text:p>
          </table:table-cell>
          <table:table-cell office:value-type="float" office:value="1007237" calcext:value-type="float">
            <text:p>1007237</text:p>
          </table:table-cell>
          <table:table-cell office:value-type="float" office:value="1100772" calcext:value-type="float">
            <text:p>1100772</text:p>
          </table:table-cell>
          <table:table-cell office:value-type="float" office:value="1010933" calcext:value-type="float">
            <text:p>1010933</text:p>
          </table:table-cell>
          <table:table-cell office:value-type="float" office:value="991162" calcext:value-type="float">
            <text:p>991162</text:p>
          </table:table-cell>
          <table:table-cell office:value-type="float" office:value="1034002" calcext:value-type="float">
            <text:p>1034002</text:p>
          </table:table-cell>
          <table:table-cell office:value-type="float" office:value="1026908" calcext:value-type="float">
            <text:p>1026908</text:p>
          </table:table-cell>
        </table:table-row>
        <table:table-row table:style-name="ro3">
          <table:table-cell office:value-type="string" calcext:value-type="string">
            <text:p><text:a xlink:href="javascript:sym(3882)" xlink:type="simple">Pervoural'sk</text:a> [Pervouralsk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Первоуральск</text:p>
          </table:table-cell>
          <table:table-cell office:value-type="float" office:value="129189" calcext:value-type="float">
            <text:p>129189</text:p>
          </table:table-cell>
          <table:table-cell office:value-type="float" office:value="142193" calcext:value-type="float">
            <text:p>142193</text:p>
          </table:table-cell>
          <table:table-cell office:value-type="float" office:value="132277" calcext:value-type="float">
            <text:p>132277</text:p>
          </table:table-cell>
          <table:table-cell office:value-type="float" office:value="124528" calcext:value-type="float">
            <text:p>124528</text:p>
          </table:table-cell>
          <table:table-cell office:value-type="float" office:value="114450" calcext:value-type="float">
            <text:p>114450</text:p>
          </table:table-cell>
          <table:table-cell office:value-type="float" office:value="111751" calcext:value-type="float">
            <text:p>111751</text:p>
          </table:table-cell>
        </table:table-row>
        <table:table-row table:style-name="ro5">
          <table:table-cell office:value-type="string" calcext:value-type="string">
            <text:p><text:a xlink:href="javascript:sym(3883)" xlink:type="simple">Petropavlovsk-Kamčatskij</text:a> [Petropavlovsk-Kamchatsky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Петропавловск-Камчатский</text:p>
          </table:table-cell>
          <table:table-cell office:value-type="float" office:value="214977" calcext:value-type="float">
            <text:p>214977</text:p>
          </table:table-cell>
          <table:table-cell office:value-type="float" office:value="268747" calcext:value-type="float">
            <text:p>268747</text:p>
          </table:table-cell>
          <table:table-cell office:value-type="float" office:value="198028" calcext:value-type="float">
            <text:p>198028</text:p>
          </table:table-cell>
          <table:table-cell office:value-type="float" office:value="179780" calcext:value-type="float">
            <text:p>179780</text:p>
          </table:table-cell>
          <table:table-cell office:value-type="float" office:value="164900" calcext:value-type="float">
            <text:p>164900</text:p>
          </table:table-cell>
          <table:table-cell office:value-type="float" office:value="163152" calcext:value-type="float">
            <text:p>163152</text:p>
          </table:table-cell>
        </table:table-row>
        <table:table-row table:style-name="ro2">
          <table:table-cell office:value-type="string" calcext:value-type="string">
            <text:p><text:a xlink:href="javascript:sym(3884)" xlink:type="simple">Petrozavodsk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Петрозаводск</text:p>
          </table:table-cell>
          <table:table-cell office:value-type="float" office:value="234103" calcext:value-type="float">
            <text:p>234103</text:p>
          </table:table-cell>
          <table:table-cell office:value-type="float" office:value="269485" calcext:value-type="float">
            <text:p>269485</text:p>
          </table:table-cell>
          <table:table-cell office:value-type="float" office:value="266160" calcext:value-type="float">
            <text:p>266160</text:p>
          </table:table-cell>
          <table:table-cell office:value-type="float" office:value="261987" calcext:value-type="float">
            <text:p>261987</text:p>
          </table:table-cell>
          <table:table-cell office:value-type="float" office:value="234897" calcext:value-type="float">
            <text:p>234897</text:p>
          </table:table-cell>
          <table:table-cell office:value-type="float" office:value="235694" calcext:value-type="float">
            <text:p>235694</text:p>
          </table:table-cell>
        </table:table-row>
        <table:table-row table:style-name="ro3">
          <table:table-cell office:value-type="string" calcext:value-type="string">
            <text:p><text:a xlink:href="javascript:sym(3879)" xlink:type="simple">Pjatigorsk</text:a> [Pyatigorsk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Пятигорск</text:p>
          </table:table-cell>
          <table:table-cell office:value-type="float" office:value="109901" calcext:value-type="float">
            <text:p>109901</text:p>
          </table:table-cell>
          <table:table-cell office:value-type="float" office:value="129499" calcext:value-type="float">
            <text:p>129499</text:p>
          </table:table-cell>
          <table:table-cell office:value-type="float" office:value="140559" calcext:value-type="float">
            <text:p>140559</text:p>
          </table:table-cell>
          <table:table-cell office:value-type="float" office:value="142511" calcext:value-type="float">
            <text:p>142511</text:p>
          </table:table-cell>
          <table:table-cell office:value-type="float" office:value="146473" calcext:value-type="float">
            <text:p>146473</text:p>
          </table:table-cell>
          <table:table-cell office:value-type="float" office:value="143428" calcext:value-type="float">
            <text:p>143428</text:p>
          </table:table-cell>
        </table:table-row>
        <table:table-row table:style-name="ro5">
          <table:table-cell office:value-type="string" calcext:value-type="string">
            <text:p><text:a xlink:href="javascript:sym(3885)" xlink:type="simple">Podol'sk</text:a> (incl. Klimovsk, L'vovskij) [Podolsk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Подольск</text:p>
          </table:table-cell>
          <table:table-cell office:value-type="float" office:value="265889" calcext:value-type="float">
            <text:p>265889</text:p>
          </table:table-cell>
          <table:table-cell office:value-type="float" office:value="278756" calcext:value-type="float">
            <text:p>278756</text:p>
          </table:table-cell>
          <table:table-cell office:value-type="float" office:value="248513" calcext:value-type="float">
            <text:p>248513</text:p>
          </table:table-cell>
          <table:table-cell office:value-type="float" office:value="255002" calcext:value-type="float">
            <text:p>255002</text:p>
          </table:table-cell>
          <table:table-cell office:value-type="float" office:value="314934" calcext:value-type="float">
            <text:p>314934</text:p>
          </table:table-cell>
          <table:table-cell office:value-type="float" office:value="312911" calcext:value-type="float">
            <text:p>312911</text:p>
          </table:table-cell>
        </table:table-row>
        <table:table-row table:style-name="ro1">
          <table:table-cell office:value-type="string" calcext:value-type="string">
            <text:p><text:a xlink:href="javascript:sym(3886)" xlink:type="simple">Prokopjevsk</text:a> [Prokopyevsk]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Прокопьевск</text:p>
          </table:table-cell>
          <table:table-cell office:value-type="float" office:value="266167" calcext:value-type="float">
            <text:p>266167</text:p>
          </table:table-cell>
          <table:table-cell office:value-type="float" office:value="273838" calcext:value-type="float">
            <text:p>273838</text:p>
          </table:table-cell>
          <table:table-cell office:value-type="float" office:value="224597" calcext:value-type="float">
            <text:p>224597</text:p>
          </table:table-cell>
          <table:table-cell office:value-type="float" office:value="210130" calcext:value-type="float">
            <text:p>210130</text:p>
          </table:table-cell>
          <table:table-cell office:value-type="float" office:value="177819" calcext:value-type="float">
            <text:p>177819</text:p>
          </table:table-cell>
          <table:table-cell office:value-type="float" office:value="172618" calcext:value-type="float">
            <text:p>172618</text:p>
          </table:table-cell>
        </table:table-row>
        <table:table-row table:style-name="ro2">
          <table:table-cell office:value-type="string" calcext:value-type="string">
            <text:p><text:a xlink:href="javascript:sym(3887)" xlink:type="simple">Pskov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Псков</text:p>
          </table:table-cell>
          <table:table-cell office:value-type="float" office:value="175724" calcext:value-type="float">
            <text:p>175724</text:p>
          </table:table-cell>
          <table:table-cell office:value-type="float" office:value="203789" calcext:value-type="float">
            <text:p>203789</text:p>
          </table:table-cell>
          <table:table-cell office:value-type="float" office:value="202780" calcext:value-type="float">
            <text:p>202780</text:p>
          </table:table-cell>
          <table:table-cell office:value-type="float" office:value="203279" calcext:value-type="float">
            <text:p>203279</text:p>
          </table:table-cell>
          <table:table-cell office:value-type="float" office:value="193082" calcext:value-type="float">
            <text:p>193082</text:p>
          </table:table-cell>
          <table:table-cell office:value-type="float" office:value="187129" calcext:value-type="float">
            <text:p>187129</text:p>
          </table:table-cell>
        </table:table-row>
        <table:table-row table:style-name="ro3">
          <table:table-cell office:value-type="string" calcext:value-type="string">
            <text:p><text:a xlink:href="javascript:sym(20672)" xlink:type="simple">Puškino</text:a> [Pushkino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Пушкин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2874" calcext:value-type="float">
            <text:p>102874</text:p>
          </table:table-cell>
          <table:table-cell office:value-type="float" office:value="110868" calcext:value-type="float">
            <text:p>110868</text:p>
          </table:table-cell>
          <table:table-cell office:value-type="float" office:value="111580" calcext:value-type="float">
            <text:p>111580</text:p>
          </table:table-cell>
        </table:table-row>
        <table:table-row table:style-name="ro3">
          <table:table-cell office:value-type="string" calcext:value-type="string">
            <text:p><text:a xlink:href="javascript:sym(20673)" xlink:type="simple">Ramenskoje</text:a> [Ramenskoye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Раменское</text:p>
          </table:table-cell>
          <table:table-cell office:value-type="float" office:value="76906" calcext:value-type="float">
            <text:p>76906</text:p>
          </table:table-cell>
          <table:table-cell office:value-type="float" office:value="87666" calcext:value-type="float">
            <text:p>87666</text:p>
          </table:table-cell>
          <table:table-cell office:value-type="float" office:value="82074" calcext:value-type="float">
            <text:p>82074</text:p>
          </table:table-cell>
          <table:table-cell office:value-type="float" office:value="96317" calcext:value-type="float">
            <text:p>96317</text:p>
          </table:table-cell>
          <table:table-cell office:value-type="float" office:value="114537" calcext:value-type="float">
            <text:p>114537</text:p>
          </table:table-cell>
          <table:table-cell office:value-type="float" office:value="113897" calcext:value-type="float">
            <text:p>113897</text:p>
          </table:table-cell>
        </table:table-row>
        <table:table-row table:style-name="ro2">
          <table:table-cell office:value-type="string" calcext:value-type="string">
            <text:p><text:a xlink:href="javascript:sym(20674)" xlink:type="simple">Reutov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Реутов</text:p>
          </table:table-cell>
          <table:table-cell office:value-type="float" office:value="60306" calcext:value-type="float">
            <text:p>60306</text:p>
          </table:table-cell>
          <table:table-cell office:value-type="float" office:value="68326" calcext:value-type="float">
            <text:p>68326</text:p>
          </table:table-cell>
          <table:table-cell office:value-type="float" office:value="76805" calcext:value-type="float">
            <text:p>76805</text:p>
          </table:table-cell>
          <table:table-cell office:value-type="float" office:value="87314" calcext:value-type="float">
            <text:p>87314</text:p>
          </table:table-cell>
          <table:table-cell office:value-type="float" office:value="113871" calcext:value-type="float">
            <text:p>113871</text:p>
          </table:table-cell>
          <table:table-cell office:value-type="float" office:value="112070" calcext:value-type="float">
            <text:p>112070</text:p>
          </table:table-cell>
        </table:table-row>
        <table:table-row table:style-name="ro3">
          <table:table-cell office:value-type="string" calcext:value-type="string">
            <text:p><text:a xlink:href="javascript:sym(3888)" xlink:type="simple">Rjazan'</text:a> [Ryazan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Рязань</text:p>
          </table:table-cell>
          <table:table-cell office:value-type="float" office:value="453267" calcext:value-type="float">
            <text:p>453267</text:p>
          </table:table-cell>
          <table:table-cell office:value-type="float" office:value="514638" calcext:value-type="float">
            <text:p>514638</text:p>
          </table:table-cell>
          <table:table-cell office:value-type="float" office:value="524104" calcext:value-type="float">
            <text:p>524104</text:p>
          </table:table-cell>
          <table:table-cell office:value-type="float" office:value="524927" calcext:value-type="float">
            <text:p>524927</text:p>
          </table:table-cell>
          <table:table-cell office:value-type="float" office:value="528599" calcext:value-type="float">
            <text:p>528599</text:p>
          </table:table-cell>
          <table:table-cell office:value-type="float" office:value="520509" calcext:value-type="float">
            <text:p>520509</text:p>
          </table:table-cell>
        </table:table-row>
        <table:table-row table:style-name="ro1">
          <table:table-cell office:value-type="string" calcext:value-type="string">
            <text:p><text:a xlink:href="javascript:sym(3889)" xlink:type="simple">Rostov-na-Donu</text:a> [Rostov-on-Don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Ростов-на-Дону</text:p>
          </table:table-cell>
          <table:table-cell office:value-type="float" office:value="934095" calcext:value-type="float">
            <text:p>934095</text:p>
          </table:table-cell>
          <table:table-cell office:value-type="float" office:value="1019305" calcext:value-type="float">
            <text:p>1019305</text:p>
          </table:table-cell>
          <table:table-cell office:value-type="float" office:value="1068267" calcext:value-type="float">
            <text:p>1068267</text:p>
          </table:table-cell>
          <table:table-cell office:value-type="float" office:value="1089261" calcext:value-type="float">
            <text:p>1089261</text:p>
          </table:table-cell>
          <table:table-cell office:value-type="float" office:value="1142162" calcext:value-type="float">
            <text:p>1142162</text:p>
          </table:table-cell>
          <table:table-cell office:value-type="float" office:value="1140487" calcext:value-type="float">
            <text:p>1140487</text:p>
          </table:table-cell>
        </table:table-row>
        <table:table-row table:style-name="ro3">
          <table:table-cell office:value-type="string" calcext:value-type="string">
            <text:p><text:a xlink:href="javascript:sym(3890)" xlink:type="simple">Rubcovsk</text:a> [Rubtsovsk]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Рубцовск</text:p>
          </table:table-cell>
          <table:table-cell office:value-type="float" office:value="157082" calcext:value-type="float">
            <text:p>157082</text:p>
          </table:table-cell>
          <table:table-cell office:value-type="float" office:value="171792" calcext:value-type="float">
            <text:p>171792</text:p>
          </table:table-cell>
          <table:table-cell office:value-type="float" office:value="163063" calcext:value-type="float">
            <text:p>163063</text:p>
          </table:table-cell>
          <table:table-cell office:value-type="float" office:value="147002" calcext:value-type="float">
            <text:p>147002</text:p>
          </table:table-cell>
          <table:table-cell office:value-type="float" office:value="126834" calcext:value-type="float">
            <text:p>126834</text:p>
          </table:table-cell>
          <table:table-cell office:value-type="float" office:value="123379" calcext:value-type="float">
            <text:p>123379</text:p>
          </table:table-cell>
        </table:table-row>
        <table:table-row table:style-name="ro3">
          <table:table-cell office:value-type="string" calcext:value-type="string">
            <text:p><text:a xlink:href="javascript:sym(3891)" xlink:type="simple">Rybinsk</text:a> (Andropov)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Рыбинск</text:p>
          </table:table-cell>
          <table:table-cell office:value-type="float" office:value="238579" calcext:value-type="float">
            <text:p>238579</text:p>
          </table:table-cell>
          <table:table-cell office:value-type="float" office:value="251442" calcext:value-type="float">
            <text:p>251442</text:p>
          </table:table-cell>
          <table:table-cell office:value-type="float" office:value="222653" calcext:value-type="float">
            <text:p>222653</text:p>
          </table:table-cell>
          <table:table-cell office:value-type="float" office:value="200771" calcext:value-type="float">
            <text:p>200771</text:p>
          </table:table-cell>
          <table:table-cell office:value-type="float" office:value="177295" calcext:value-type="float">
            <text:p>177295</text:p>
          </table:table-cell>
          <table:table-cell office:value-type="float" office:value="171810" calcext:value-type="float">
            <text:p>171810</text:p>
          </table:table-cell>
        </table:table-row>
        <table:table-row table:style-name="ro3">
          <table:table-cell office:value-type="string" calcext:value-type="string">
            <text:p><text:a xlink:href="javascript:sym(3892)" xlink:type="simple">Šachty</text:a> [Shakhty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Шахты</text:p>
          </table:table-cell>
          <table:table-cell table:style-name="ce3" office:value-type="float" office:value="209495" calcext:value-type="float">
            <text:p>209495</text:p>
          </table:table-cell>
          <table:table-cell table:style-name="ce3" office:value-type="float" office:value="225797" calcext:value-type="float">
            <text:p>225797</text:p>
          </table:table-cell>
          <table:table-cell office:value-type="float" office:value="254721" calcext:value-type="float">
            <text:p>254721</text:p>
          </table:table-cell>
          <table:table-cell office:value-type="float" office:value="239987" calcext:value-type="float">
            <text:p>239987</text:p>
          </table:table-cell>
          <table:table-cell office:value-type="float" office:value="226452" calcext:value-type="float">
            <text:p>226452</text:p>
          </table:table-cell>
          <table:table-cell office:value-type="float" office:value="220802" calcext:value-type="float">
            <text:p>220802</text:p>
          </table:table-cell>
        </table:table-row>
        <table:table-row table:style-name="ro2">
          <table:table-cell office:value-type="string" calcext:value-type="string">
            <text:p><text:a xlink:href="javascript:sym(3893)" xlink:type="simple">Salavat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Салават</text:p>
          </table:table-cell>
          <table:table-cell office:value-type="float" office:value="137237" calcext:value-type="float">
            <text:p>137237</text:p>
          </table:table-cell>
          <table:table-cell office:value-type="float" office:value="149627" calcext:value-type="float">
            <text:p>149627</text:p>
          </table:table-cell>
          <table:table-cell office:value-type="float" office:value="158600" calcext:value-type="float">
            <text:p>158600</text:p>
          </table:table-cell>
          <table:table-cell office:value-type="float" office:value="156095" calcext:value-type="float">
            <text:p>156095</text:p>
          </table:table-cell>
          <table:table-cell office:value-type="float" office:value="148575" calcext:value-type="float">
            <text:p>148575</text:p>
          </table:table-cell>
          <table:table-cell office:value-type="float" office:value="146633" calcext:value-type="float">
            <text:p>146633</text:p>
          </table:table-cell>
        </table:table-row>
        <table:table-row table:style-name="ro3">
          <table:table-cell office:value-type="string" calcext:value-type="string">
            <text:p><text:a xlink:href="javascript:sym(3894)" xlink:type="simple">Samara</text:a> (Kujbyšev)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Самара</text:p>
          </table:table-cell>
          <table:table-cell office:value-type="float" office:value="1216233" calcext:value-type="float">
            <text:p>1216233</text:p>
          </table:table-cell>
          <table:table-cell office:value-type="float" office:value="1254460" calcext:value-type="float">
            <text:p>1254460</text:p>
          </table:table-cell>
          <table:table-cell office:value-type="float" office:value="1157880" calcext:value-type="float">
            <text:p>1157880</text:p>
          </table:table-cell>
          <table:table-cell office:value-type="float" office:value="1164685" calcext:value-type="float">
            <text:p>1164685</text:p>
          </table:table-cell>
          <table:table-cell office:value-type="float" office:value="1173299" calcext:value-type="float">
            <text:p>1173299</text:p>
          </table:table-cell>
          <table:table-cell office:value-type="float" office:value="1158952" calcext:value-type="float">
            <text:p>1158952</text:p>
          </table:table-cell>
        </table:table-row>
        <table:table-row table:style-name="ro5">
          <table:table-cell office:value-type="string" calcext:value-type="string">
            <text:p><text:a xlink:href="javascript:sym(3895)" xlink:type="simple">Sankt-Peterburg</text:a> (Leningrad) [Saint Petersburg]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4588183" calcext:value-type="float">
            <text:p>4588183</text:p>
          </table:table-cell>
          <table:table-cell office:value-type="float" office:value="5023506" calcext:value-type="float">
            <text:p>5023506</text:p>
          </table:table-cell>
          <table:table-cell office:value-type="float" office:value="4661219" calcext:value-type="float">
            <text:p>4661219</text:p>
          </table:table-cell>
          <table:table-cell office:value-type="float" office:value="4879566" calcext:value-type="float">
            <text:p>4879566</text:p>
          </table:table-cell>
          <table:table-cell office:value-type="float" office:value="5601911" calcext:value-type="float">
            <text:p>5601911</text:p>
          </table:table-cell>
          <table:table-cell office:value-type="float" office:value="5597763" calcext:value-type="float">
            <text:p>5597763</text:p>
          </table:table-cell>
        </table:table-row>
        <table:table-row table:style-name="ro2">
          <table:table-cell office:value-type="string" calcext:value-type="string">
            <text:p><text:a xlink:href="javascript:sym(3897)" xlink:type="simple">Saransk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Саранск</text:p>
          </table:table-cell>
          <table:table-cell office:value-type="float" office:value="263337" calcext:value-type="float">
            <text:p>263337</text:p>
          </table:table-cell>
          <table:table-cell office:value-type="float" office:value="312128" calcext:value-type="float">
            <text:p>312128</text:p>
          </table:table-cell>
          <table:table-cell office:value-type="float" office:value="304866" calcext:value-type="float">
            <text:p>304866</text:p>
          </table:table-cell>
          <table:table-cell office:value-type="float" office:value="297415" calcext:value-type="float">
            <text:p>297415</text:p>
          </table:table-cell>
          <table:table-cell office:value-type="float" office:value="314871" calcext:value-type="float">
            <text:p>314871</text:p>
          </table:table-cell>
          <table:table-cell office:value-type="float" office:value="310898" calcext:value-type="float">
            <text:p>310898</text:p>
          </table:table-cell>
        </table:table-row>
        <table:table-row table:style-name="ro2">
          <table:table-cell office:value-type="string" calcext:value-type="string">
            <text:p><text:a xlink:href="javascript:sym(3899)" xlink:type="simple">Saratov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Саратов</text:p>
          </table:table-cell>
          <table:table-cell office:value-type="float" office:value="855702" calcext:value-type="float">
            <text:p>855702</text:p>
          </table:table-cell>
          <table:table-cell office:value-type="float" office:value="904643" calcext:value-type="float">
            <text:p>904643</text:p>
          </table:table-cell>
          <table:table-cell office:value-type="float" office:value="873055" calcext:value-type="float">
            <text:p>873055</text:p>
          </table:table-cell>
          <table:table-cell office:value-type="float" office:value="837900" calcext:value-type="float">
            <text:p>837900</text:p>
          </table:table-cell>
          <table:table-cell office:value-type="float" office:value="901361" calcext:value-type="float">
            <text:p>901361</text:p>
          </table:table-cell>
          <table:table-cell office:value-type="float" office:value="887365" calcext:value-type="float">
            <text:p>887365</text:p>
          </table:table-cell>
        </table:table-row>
        <table:table-row table:style-name="ro1">
          <table:table-cell office:value-type="string" calcext:value-type="string">
            <text:p><text:a xlink:href="javascript:sym(3900)" xlink:type="simple">Ščëlkovo</text:a> [Shchyolkovo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Щёлково</text:p>
          </table:table-cell>
          <table:table-cell office:value-type="float" office:value="100281" calcext:value-type="float">
            <text:p>100281</text:p>
          </table:table-cell>
          <table:table-cell office:value-type="float" office:value="109225" calcext:value-type="float">
            <text:p>109225</text:p>
          </table:table-cell>
          <table:table-cell office:value-type="float" office:value="112865" calcext:value-type="float">
            <text:p>112865</text:p>
          </table:table-cell>
          <table:table-cell office:value-type="float" office:value="110411" calcext:value-type="float">
            <text:p>110411</text:p>
          </table:table-cell>
          <table:table-cell office:value-type="float" office:value="134211" calcext:value-type="float">
            <text:p>134211</text:p>
          </table:table-cell>
          <table:table-cell office:value-type="float" office:value="135918" calcext:value-type="float">
            <text:p>135918</text:p>
          </table:table-cell>
        </table:table-row>
        <table:table-row table:style-name="ro3">
          <table:table-cell office:value-type="string" calcext:value-type="string">
            <text:p><text:a xlink:href="javascript:sym(3903)" xlink:type="simple">Serpuchov</text:a> [Serpukhov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Серпухов</text:p>
          </table:table-cell>
          <table:table-cell office:value-type="float" office:value="139717" calcext:value-type="float">
            <text:p>139717</text:p>
          </table:table-cell>
          <table:table-cell office:value-type="float" office:value="143618" calcext:value-type="float">
            <text:p>143618</text:p>
          </table:table-cell>
          <table:table-cell office:value-type="float" office:value="131097" calcext:value-type="float">
            <text:p>131097</text:p>
          </table:table-cell>
          <table:table-cell office:value-type="float" office:value="127041" calcext:value-type="float">
            <text:p>127041</text:p>
          </table:table-cell>
          <table:table-cell office:value-type="float" office:value="133793" calcext:value-type="float">
            <text:p>133793</text:p>
          </table:table-cell>
          <table:table-cell office:value-type="float" office:value="133756" calcext:value-type="float">
            <text:p>133756</text:p>
          </table:table-cell>
        </table:table-row>
        <table:table-row table:style-name="ro2">
          <table:table-cell office:value-type="string" calcext:value-type="string">
            <text:p><text:a xlink:href="javascript:sym(3904)" xlink:type="simple">Severodvinsk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Северодвинск</text:p>
          </table:table-cell>
          <table:table-cell office:value-type="float" office:value="197232" calcext:value-type="float">
            <text:p>197232</text:p>
          </table:table-cell>
          <table:table-cell office:value-type="float" office:value="248670" calcext:value-type="float">
            <text:p>248670</text:p>
          </table:table-cell>
          <table:table-cell office:value-type="float" office:value="201551" calcext:value-type="float">
            <text:p>201551</text:p>
          </table:table-cell>
          <table:table-cell office:value-type="float" office:value="192353" calcext:value-type="float">
            <text:p>192353</text:p>
          </table:table-cell>
          <table:table-cell office:value-type="float" office:value="157213" calcext:value-type="float">
            <text:p>157213</text:p>
          </table:table-cell>
          <table:table-cell office:value-type="float" office:value="155647" calcext:value-type="float">
            <text:p>155647</text:p>
          </table:table-cell>
        </table:table-row>
        <table:table-row table:style-name="ro3">
          <table:table-cell office:value-type="string" calcext:value-type="string">
            <text:p><text:a xlink:href="javascript:sym(18946)" xlink:type="simple">Seversk</text:a> (Tomsk-7)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Северск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9106" calcext:value-type="float">
            <text:p>109106</text:p>
          </table:table-cell>
          <table:table-cell office:value-type="float" office:value="108590" calcext:value-type="float">
            <text:p>108590</text:p>
          </table:table-cell>
          <table:table-cell office:value-type="float" office:value="106648" calcext:value-type="float">
            <text:p>106648</text:p>
          </table:table-cell>
          <table:table-cell office:value-type="float" office:value="105304" calcext:value-type="float">
            <text:p>105304</text:p>
          </table:table-cell>
        </table:table-row>
        <table:table-row table:style-name="ro2">
          <table:table-cell office:value-type="string" calcext:value-type="string">
            <text:p><text:a xlink:href="javascript:sym(3906)" xlink:type="simple">Smolensk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Смоленск</text:p>
          </table:table-cell>
          <table:table-cell office:value-type="float" office:value="276402" calcext:value-type="float">
            <text:p>276402</text:p>
          </table:table-cell>
          <table:table-cell office:value-type="float" office:value="341483" calcext:value-type="float">
            <text:p>341483</text:p>
          </table:table-cell>
          <table:table-cell office:value-type="float" office:value="325137" calcext:value-type="float">
            <text:p>325137</text:p>
          </table:table-cell>
          <table:table-cell office:value-type="float" office:value="326861" calcext:value-type="float">
            <text:p>326861</text:p>
          </table:table-cell>
          <table:table-cell office:value-type="float" office:value="316570" calcext:value-type="float">
            <text:p>316570</text:p>
          </table:table-cell>
          <table:table-cell office:value-type="float" office:value="310645" calcext:value-type="float">
            <text:p>310645</text:p>
          </table:table-cell>
        </table:table-row>
        <table:table-row table:style-name="ro2">
          <table:table-cell office:value-type="string" calcext:value-type="string">
            <text:p><text:a xlink:href="javascript:sym(3907)" xlink:type="simple">Soči</text:a> [Sochi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Сочи</text:p>
          </table:table-cell>
          <table:table-cell office:value-type="float" office:value="287353" calcext:value-type="float">
            <text:p>287353</text:p>
          </table:table-cell>
          <table:table-cell office:value-type="float" office:value="336514" calcext:value-type="float">
            <text:p>336514</text:p>
          </table:table-cell>
          <table:table-cell office:value-type="float" office:value="328809" calcext:value-type="float">
            <text:p>328809</text:p>
          </table:table-cell>
          <table:table-cell office:value-type="float" office:value="343334" calcext:value-type="float">
            <text:p>343334</text:p>
          </table:table-cell>
          <table:table-cell table:style-name="ce3" office:value-type="float" office:value="448250" calcext:value-type="float">
            <text:p>448250</text:p>
          </table:table-cell>
          <table:table-cell office:value-type="float" office:value="444989" calcext:value-type="float">
            <text:p>444989</text:p>
          </table:table-cell>
        </table:table-row>
        <table:table-row table:style-name="ro3">
          <table:table-cell office:value-type="string" calcext:value-type="string">
            <text:p><text:a xlink:href="javascript:sym(3909)" xlink:type="simple">Staryj Oskol</text:a> [Stary Oskol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Старый Оскол</text:p>
          </table:table-cell>
          <table:table-cell office:value-type="float" office:value="114946" calcext:value-type="float">
            <text:p>114946</text:p>
          </table:table-cell>
          <table:table-cell office:value-type="float" office:value="173917" calcext:value-type="float">
            <text:p>173917</text:p>
          </table:table-cell>
          <table:table-cell office:value-type="float" office:value="215898" calcext:value-type="float">
            <text:p>215898</text:p>
          </table:table-cell>
          <table:table-cell office:value-type="float" office:value="221085" calcext:value-type="float">
            <text:p>221085</text:p>
          </table:table-cell>
          <table:table-cell office:value-type="float" office:value="221676" calcext:value-type="float">
            <text:p>221676</text:p>
          </table:table-cell>
          <table:table-cell office:value-type="float" office:value="217107" calcext:value-type="float">
            <text:p>217107</text:p>
          </table:table-cell>
        </table:table-row>
        <table:table-row table:style-name="ro3">
          <table:table-cell office:value-type="string" calcext:value-type="string">
            <text:p><text:a xlink:href="javascript:sym(3910)" xlink:type="simple">Stavropol'</text:a> [Stavropol]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Ставрополь</text:p>
          </table:table-cell>
          <table:table-cell office:value-type="float" office:value="258233" calcext:value-type="float">
            <text:p>258233</text:p>
          </table:table-cell>
          <table:table-cell office:value-type="float" office:value="318298" calcext:value-type="float">
            <text:p>318298</text:p>
          </table:table-cell>
          <table:table-cell office:value-type="float" office:value="354867" calcext:value-type="float">
            <text:p>354867</text:p>
          </table:table-cell>
          <table:table-cell office:value-type="float" office:value="398539" calcext:value-type="float">
            <text:p>398539</text:p>
          </table:table-cell>
          <table:table-cell office:value-type="float" office:value="547443" calcext:value-type="float">
            <text:p>547443</text:p>
          </table:table-cell>
          <table:table-cell office:value-type="float" office:value="557271" calcext:value-type="float">
            <text:p>557271</text:p>
          </table:table-cell>
        </table:table-row>
        <table:table-row table:style-name="ro2">
          <table:table-cell office:value-type="string" calcext:value-type="string">
            <text:p><text:a xlink:href="javascript:sym(3911)" xlink:type="simple">Sterlitamak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Стерлитамак</text:p>
          </table:table-cell>
          <table:table-cell office:value-type="float" office:value="220122" calcext:value-type="float">
            <text:p>220122</text:p>
          </table:table-cell>
          <table:table-cell office:value-type="float" office:value="247457" calcext:value-type="float">
            <text:p>247457</text:p>
          </table:table-cell>
          <table:table-cell office:value-type="float" office:value="264362" calcext:value-type="float">
            <text:p>264362</text:p>
          </table:table-cell>
          <table:table-cell office:value-type="float" office:value="273486" calcext:value-type="float">
            <text:p>273486</text:p>
          </table:table-cell>
          <table:table-cell office:value-type="float" office:value="277410" calcext:value-type="float">
            <text:p>277410</text:p>
          </table:table-cell>
          <table:table-cell office:value-type="float" office:value="280497" calcext:value-type="float">
            <text:p>280497</text:p>
          </table:table-cell>
        </table:table-row>
        <table:table-row table:style-name="ro2">
          <table:table-cell office:value-type="string" calcext:value-type="string">
            <text:p><text:a xlink:href="javascript:sym(3912)" xlink:type="simple">Surgut</text:a>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Сургут</text:p>
          </table:table-cell>
          <table:table-cell office:value-type="float" office:value="107343" calcext:value-type="float">
            <text:p>107343</text:p>
          </table:table-cell>
          <table:table-cell office:value-type="float" office:value="247823" calcext:value-type="float">
            <text:p>247823</text:p>
          </table:table-cell>
          <table:table-cell office:value-type="float" office:value="285027" calcext:value-type="float">
            <text:p>285027</text:p>
          </table:table-cell>
          <table:table-cell office:value-type="float" office:value="306675" calcext:value-type="float">
            <text:p>306675</text:p>
          </table:table-cell>
          <table:table-cell office:value-type="float" office:value="396443" calcext:value-type="float">
            <text:p>396443</text:p>
          </table:table-cell>
          <table:table-cell office:value-type="float" office:value="420347" calcext:value-type="float">
            <text:p>420347</text:p>
          </table:table-cell>
        </table:table-row>
        <table:table-row table:style-name="ro2">
          <table:table-cell office:value-type="string" calcext:value-type="string">
            <text:p><text:a xlink:href="javascript:sym(3913)" xlink:type="simple">Syktyvkar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Сыктывкар</text:p>
          </table:table-cell>
          <table:table-cell office:value-type="float" office:value="170980" calcext:value-type="float">
            <text:p>170980</text:p>
          </table:table-cell>
          <table:table-cell office:value-type="float" office:value="232117" calcext:value-type="float">
            <text:p>232117</text:p>
          </table:table-cell>
          <table:table-cell office:value-type="float" office:value="230011" calcext:value-type="float">
            <text:p>230011</text:p>
          </table:table-cell>
          <table:table-cell office:value-type="float" office:value="235006" calcext:value-type="float">
            <text:p>235006</text:p>
          </table:table-cell>
          <table:table-cell office:value-type="float" office:value="220580" calcext:value-type="float">
            <text:p>220580</text:p>
          </table:table-cell>
          <table:table-cell office:value-type="float" office:value="219685" calcext:value-type="float">
            <text:p>219685</text:p>
          </table:table-cell>
        </table:table-row>
        <table:table-row table:style-name="ro3">
          <table:table-cell office:value-type="string" calcext:value-type="string">
            <text:p><text:a xlink:href="javascript:sym(3914)" xlink:type="simple">Syzran'</text:a> [Syzran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Сызрань</text:p>
          </table:table-cell>
          <table:table-cell office:value-type="float" office:value="178498" calcext:value-type="float">
            <text:p>178498</text:p>
          </table:table-cell>
          <table:table-cell office:value-type="float" office:value="174335" calcext:value-type="float">
            <text:p>174335</text:p>
          </table:table-cell>
          <table:table-cell office:value-type="float" office:value="188107" calcext:value-type="float">
            <text:p>188107</text:p>
          </table:table-cell>
          <table:table-cell office:value-type="float" office:value="178750" calcext:value-type="float">
            <text:p>178750</text:p>
          </table:table-cell>
          <table:table-cell office:value-type="float" office:value="165725" calcext:value-type="float">
            <text:p>165725</text:p>
          </table:table-cell>
          <table:table-cell office:value-type="float" office:value="161609" calcext:value-type="float">
            <text:p>161609</text:p>
          </table:table-cell>
        </table:table-row>
        <table:table-row table:style-name="ro2">
          <table:table-cell office:value-type="string" calcext:value-type="string">
            <text:p><text:a xlink:href="javascript:sym(3915)" xlink:type="simple">Taganrog</text:a>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Таганрог</text:p>
          </table:table-cell>
          <table:table-cell office:value-type="float" office:value="276444" calcext:value-type="float">
            <text:p>276444</text:p>
          </table:table-cell>
          <table:table-cell office:value-type="float" office:value="291622" calcext:value-type="float">
            <text:p>291622</text:p>
          </table:table-cell>
          <table:table-cell office:value-type="float" office:value="281947" calcext:value-type="float">
            <text:p>281947</text:p>
          </table:table-cell>
          <table:table-cell office:value-type="float" office:value="257681" calcext:value-type="float">
            <text:p>257681</text:p>
          </table:table-cell>
          <table:table-cell office:value-type="float" office:value="245120" calcext:value-type="float">
            <text:p>245120</text:p>
          </table:table-cell>
          <table:table-cell office:value-type="float" office:value="241557" calcext:value-type="float">
            <text:p>241557</text:p>
          </table:table-cell>
        </table:table-row>
        <table:table-row table:style-name="ro2">
          <table:table-cell office:value-type="string" calcext:value-type="string">
            <text:p><text:a xlink:href="javascript:sym(3916)" xlink:type="simple">Tambov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Тамбов</text:p>
          </table:table-cell>
          <table:table-cell office:value-type="float" office:value="270073" calcext:value-type="float">
            <text:p>270073</text:p>
          </table:table-cell>
          <table:table-cell office:value-type="float" office:value="304600" calcext:value-type="float">
            <text:p>304600</text:p>
          </table:table-cell>
          <table:table-cell office:value-type="float" office:value="293658" calcext:value-type="float">
            <text:p>293658</text:p>
          </table:table-cell>
          <table:table-cell office:value-type="float" office:value="280161" calcext:value-type="float">
            <text:p>280161</text:p>
          </table:table-cell>
          <table:table-cell office:value-type="float" office:value="261803" calcext:value-type="float">
            <text:p>261803</text:p>
          </table:table-cell>
          <table:table-cell office:value-type="float" office:value="256268" calcext:value-type="float">
            <text:p>256268</text:p>
          </table:table-cell>
        </table:table-row>
        <table:table-row table:style-name="ro3">
          <table:table-cell office:value-type="string" calcext:value-type="string">
            <text:p><text:a xlink:href="javascript:sym(3920)" xlink:type="simple">Tjumen'</text:a> [Tyumen]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Тюмень</text:p>
          </table:table-cell>
          <table:table-cell table:style-name="ce3" office:value-type="float" office:value="358992" calcext:value-type="float">
            <text:p>358992</text:p>
          </table:table-cell>
          <table:table-cell table:style-name="ce3" office:value-type="float" office:value="476869" calcext:value-type="float">
            <text:p>476869</text:p>
          </table:table-cell>
          <table:table-cell table:style-name="ce3" office:value-type="float" office:value="510719" calcext:value-type="float">
            <text:p>510719</text:p>
          </table:table-cell>
          <table:table-cell office:value-type="float" office:value="581907" calcext:value-type="float">
            <text:p>581907</text:p>
          </table:table-cell>
          <table:table-cell office:value-type="float" office:value="847488" calcext:value-type="float">
            <text:p>847488</text:p>
          </table:table-cell>
          <table:table-cell office:value-type="float" office:value="861098" calcext:value-type="float">
            <text:p>861098</text:p>
          </table:table-cell>
        </table:table-row>
        <table:table-row table:style-name="ro3">
          <table:table-cell office:value-type="string" calcext:value-type="string">
            <text:p><text:a xlink:href="javascript:sym(3917)" xlink:type="simple">Tol'jatti</text:a> [Tolyatti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Тольятти</text:p>
          </table:table-cell>
          <table:table-cell office:value-type="float" office:value="502036" calcext:value-type="float">
            <text:p>502036</text:p>
          </table:table-cell>
          <table:table-cell office:value-type="float" office:value="630543" calcext:value-type="float">
            <text:p>630543</text:p>
          </table:table-cell>
          <table:table-cell office:value-type="float" office:value="702879" calcext:value-type="float">
            <text:p>702879</text:p>
          </table:table-cell>
          <table:table-cell office:value-type="float" office:value="719632" calcext:value-type="float">
            <text:p>719632</text:p>
          </table:table-cell>
          <table:table-cell office:value-type="float" office:value="684709" calcext:value-type="float">
            <text:p>684709</text:p>
          </table:table-cell>
          <table:table-cell office:value-type="float" office:value="667956" calcext:value-type="float">
            <text:p>667956</text:p>
          </table:table-cell>
        </table:table-row>
        <table:table-row table:style-name="ro2">
          <table:table-cell office:value-type="string" calcext:value-type="string">
            <text:p><text:a xlink:href="javascript:sym(3918)" xlink:type="simple">Tomsk</text:a>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Томск</text:p>
          </table:table-cell>
          <table:table-cell office:value-type="float" office:value="420730" calcext:value-type="float">
            <text:p>420730</text:p>
          </table:table-cell>
          <table:table-cell office:value-type="float" office:value="501963" calcext:value-type="float">
            <text:p>501963</text:p>
          </table:table-cell>
          <table:table-cell office:value-type="float" office:value="487838" calcext:value-type="float">
            <text:p>487838</text:p>
          </table:table-cell>
          <table:table-cell office:value-type="float" office:value="524669" calcext:value-type="float">
            <text:p>524669</text:p>
          </table:table-cell>
          <table:table-cell office:value-type="float" office:value="556478" calcext:value-type="float">
            <text:p>556478</text:p>
          </table:table-cell>
          <table:table-cell office:value-type="float" office:value="545391" calcext:value-type="float">
            <text:p>545391</text:p>
          </table:table-cell>
        </table:table-row>
        <table:table-row table:style-name="ro2">
          <table:table-cell office:value-type="string" calcext:value-type="string">
            <text:p><text:a xlink:href="javascript:sym(3919)" xlink:type="simple">Tula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Тула</text:p>
          </table:table-cell>
          <table:table-cell office:value-type="float" office:value="514008" calcext:value-type="float">
            <text:p>514008</text:p>
          </table:table-cell>
          <table:table-cell office:value-type="float" office:value="539980" calcext:value-type="float">
            <text:p>539980</text:p>
          </table:table-cell>
          <table:table-cell office:value-type="float" office:value="481216" calcext:value-type="float">
            <text:p>481216</text:p>
          </table:table-cell>
          <table:table-cell office:value-type="float" office:value="501169" calcext:value-type="float">
            <text:p>501169</text:p>
          </table:table-cell>
          <table:table-cell office:value-type="float" office:value="473622" calcext:value-type="float">
            <text:p>473622</text:p>
          </table:table-cell>
          <table:table-cell office:value-type="float" office:value="461692" calcext:value-type="float">
            <text:p>461692</text:p>
          </table:table-cell>
        </table:table-row>
        <table:table-row table:style-name="ro3">
          <table:table-cell office:value-type="string" calcext:value-type="string">
            <text:p><text:a xlink:href="javascript:sym(3921)" xlink:type="simple">Tver'</text:a> (Kalinin) [Tver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Тверь</text:p>
          </table:table-cell>
          <table:table-cell office:value-type="float" office:value="411548" calcext:value-type="float">
            <text:p>411548</text:p>
          </table:table-cell>
          <table:table-cell office:value-type="float" office:value="450941" calcext:value-type="float">
            <text:p>450941</text:p>
          </table:table-cell>
          <table:table-cell office:value-type="float" office:value="408903" calcext:value-type="float">
            <text:p>408903</text:p>
          </table:table-cell>
          <table:table-cell office:value-type="float" office:value="403606" calcext:value-type="float">
            <text:p>403606</text:p>
          </table:table-cell>
          <table:table-cell office:value-type="float" office:value="416219" calcext:value-type="float">
            <text:p>416219</text:p>
          </table:table-cell>
          <table:table-cell office:value-type="float" office:value="412994" calcext:value-type="float">
            <text:p>412994</text:p>
          </table:table-cell>
        </table:table-row>
        <table:table-row table:style-name="ro2">
          <table:table-cell office:value-type="string" calcext:value-type="string">
            <text:p><text:a xlink:href="javascript:sym(3923)" xlink:type="simple">Ufa</text:a>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Уфа</text:p>
          </table:table-cell>
          <table:table-cell office:value-type="float" office:value="969289" calcext:value-type="float">
            <text:p>969289</text:p>
          </table:table-cell>
          <table:table-cell office:value-type="float" office:value="1082052" calcext:value-type="float">
            <text:p>1082052</text:p>
          </table:table-cell>
          <table:table-cell office:value-type="float" office:value="1042437" calcext:value-type="float">
            <text:p>1042437</text:p>
          </table:table-cell>
          <table:table-cell office:value-type="float" office:value="1062319" calcext:value-type="float">
            <text:p>1062319</text:p>
          </table:table-cell>
          <table:table-cell office:value-type="float" office:value="1144809" calcext:value-type="float">
            <text:p>1144809</text:p>
          </table:table-cell>
          <table:table-cell office:value-type="float" office:value="1163304" calcext:value-type="float">
            <text:p>1163304</text:p>
          </table:table-cell>
        </table:table-row>
        <table:table-row table:style-name="ro2">
          <table:table-cell office:value-type="string" calcext:value-type="string">
            <text:p><text:a xlink:href="javascript:sym(3924)" xlink:type="simple">Ulan-Udè</text:a>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Улан-Удэ</text:p>
          </table:table-cell>
          <table:table-cell office:value-type="float" office:value="300370" calcext:value-type="float">
            <text:p>300370</text:p>
          </table:table-cell>
          <table:table-cell office:value-type="float" office:value="352530" calcext:value-type="float">
            <text:p>352530</text:p>
          </table:table-cell>
          <table:table-cell office:value-type="float" office:value="359391" calcext:value-type="float">
            <text:p>359391</text:p>
          </table:table-cell>
          <table:table-cell office:value-type="float" office:value="404426" calcext:value-type="float">
            <text:p>404426</text:p>
          </table:table-cell>
          <table:table-cell office:value-type="float" office:value="437565" calcext:value-type="float">
            <text:p>437565</text:p>
          </table:table-cell>
          <table:table-cell office:value-type="float" office:value="435751" calcext:value-type="float">
            <text:p>435751</text:p>
          </table:table-cell>
        </table:table-row>
        <table:table-row table:style-name="ro1">
          <table:table-cell office:value-type="string" calcext:value-type="string">
            <text:p><text:a xlink:href="javascript:sym(3905)" xlink:type="simple">Ul'janovsk</text:a> (Simbirsk) [Ulyanovsk]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Ульяновск</text:p>
          </table:table-cell>
          <table:table-cell office:value-type="float" office:value="463964" calcext:value-type="float">
            <text:p>463964</text:p>
          </table:table-cell>
          <table:table-cell office:value-type="float" office:value="625155" calcext:value-type="float">
            <text:p>625155</text:p>
          </table:table-cell>
          <table:table-cell office:value-type="float" office:value="635947" calcext:value-type="float">
            <text:p>635947</text:p>
          </table:table-cell>
          <table:table-cell office:value-type="float" office:value="614786" calcext:value-type="float">
            <text:p>614786</text:p>
          </table:table-cell>
          <table:table-cell office:value-type="float" office:value="617352" calcext:value-type="float">
            <text:p>617352</text:p>
          </table:table-cell>
          <table:table-cell office:value-type="float" office:value="611683" calcext:value-type="float">
            <text:p>611683</text:p>
          </table:table-cell>
        </table:table-row>
        <table:table-row table:style-name="ro3">
          <table:table-cell office:value-type="string" calcext:value-type="string">
            <text:p><text:a xlink:href="javascript:sym(3926)" xlink:type="simple">Ussurijsk</text:a> [Ussuriysk]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Уссурийск</text:p>
          </table:table-cell>
          <table:table-cell office:value-type="float" office:value="146782" calcext:value-type="float">
            <text:p>146782</text:p>
          </table:table-cell>
          <table:table-cell office:value-type="float" office:value="158016" calcext:value-type="float">
            <text:p>158016</text:p>
          </table:table-cell>
          <table:table-cell office:value-type="float" office:value="157759" calcext:value-type="float">
            <text:p>157759</text:p>
          </table:table-cell>
          <table:table-cell office:value-type="float" office:value="158004" calcext:value-type="float">
            <text:p>158004</text:p>
          </table:table-cell>
          <table:table-cell office:value-type="float" office:value="180393" calcext:value-type="float">
            <text:p>180393</text:p>
          </table:table-cell>
          <table:table-cell office:value-type="float" office:value="179936" calcext:value-type="float">
            <text:p>179936</text:p>
          </table:table-cell>
        </table:table-row>
        <table:table-row table:style-name="ro1">
          <table:table-cell office:value-type="string" calcext:value-type="string">
            <text:p><text:a xlink:href="javascript:sym(3861)" xlink:type="simple">Velikij Novgorod</text:a> [Veliky Novgorod]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Великий Новгород</text:p>
          </table:table-cell>
          <table:table-cell table:style-name="ce3" office:value-type="float" office:value="186003" calcext:value-type="float">
            <text:p>186003</text:p>
          </table:table-cell>
          <table:table-cell table:style-name="ce3" office:value-type="float" office:value="229126" calcext:value-type="float">
            <text:p>229126</text:p>
          </table:table-cell>
          <table:table-cell office:value-type="float" office:value="223263" calcext:value-type="float">
            <text:p>223263</text:p>
          </table:table-cell>
          <table:table-cell office:value-type="float" office:value="218717" calcext:value-type="float">
            <text:p>218717</text:p>
          </table:table-cell>
          <table:table-cell office:value-type="float" office:value="224286" calcext:value-type="float">
            <text:p>224286</text:p>
          </table:table-cell>
          <table:table-cell office:value-type="float" office:value="222340" calcext:value-type="float">
            <text:p>222340</text:p>
          </table:table-cell>
        </table:table-row>
        <table:table-row table:style-name="ro3">
          <table:table-cell office:value-type="string" calcext:value-type="string">
            <text:p><text:a xlink:href="javascript:sym(20706)" xlink:type="simple">Vidnoje</text:a> [Vidnoye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Видное</text:p>
          </table:table-cell>
          <table:table-cell office:value-type="float" office:value="44208" calcext:value-type="float">
            <text:p>44208</text:p>
          </table:table-cell>
          <table:table-cell office:value-type="float" office:value="55829" calcext:value-type="float">
            <text:p>55829</text:p>
          </table:table-cell>
          <table:table-cell office:value-type="float" office:value="52198" calcext:value-type="float">
            <text:p>52198</text:p>
          </table:table-cell>
          <table:table-cell office:value-type="float" office:value="56752" calcext:value-type="float">
            <text:p>56752</text:p>
          </table:table-cell>
          <table:table-cell office:value-type="float" office:value="101490" calcext:value-type="float">
            <text:p>101490</text:p>
          </table:table-cell>
          <table:table-cell office:value-type="float" office:value="106222" calcext:value-type="float">
            <text:p>106222</text:p>
          </table:table-cell>
        </table:table-row>
        <table:table-row table:style-name="ro1">
          <table:table-cell office:value-type="string" calcext:value-type="string">
            <text:p><text:a xlink:href="javascript:sym(3930)" xlink:type="simple">Vladikavkaz</text:a> (Ordzonikidse)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Владикавказ</text:p>
          </table:table-cell>
          <table:table-cell office:value-type="float" office:value="278930" calcext:value-type="float">
            <text:p>278930</text:p>
          </table:table-cell>
          <table:table-cell office:value-type="float" office:value="300198" calcext:value-type="float">
            <text:p>300198</text:p>
          </table:table-cell>
          <table:table-cell office:value-type="float" office:value="315608" calcext:value-type="float">
            <text:p>315608</text:p>
          </table:table-cell>
          <table:table-cell office:value-type="float" office:value="311693" calcext:value-type="float">
            <text:p>311693</text:p>
          </table:table-cell>
          <table:table-cell office:value-type="float" office:value="295830" calcext:value-type="float">
            <text:p>295830</text:p>
          </table:table-cell>
          <table:table-cell office:value-type="float" office:value="292717" calcext:value-type="float">
            <text:p>292717</text:p>
          </table:table-cell>
        </table:table-row>
        <table:table-row table:style-name="ro2">
          <table:table-cell office:value-type="string" calcext:value-type="string">
            <text:p><text:a xlink:href="javascript:sym(3931)" xlink:type="simple">Vladimir</text:a>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Владимир</text:p>
          </table:table-cell>
          <table:table-cell table:style-name="ce3" office:value-type="float" office:value="296371" calcext:value-type="float">
            <text:p>296371</text:p>
          </table:table-cell>
          <table:table-cell table:style-name="ce3" office:value-type="float" office:value="349702" calcext:value-type="float">
            <text:p>349702</text:p>
          </table:table-cell>
          <table:table-cell table:style-name="ce3" office:value-type="float" office:value="315954" calcext:value-type="float">
            <text:p>315954</text:p>
          </table:table-cell>
          <table:table-cell office:value-type="float" office:value="345373" calcext:value-type="float">
            <text:p>345373</text:p>
          </table:table-cell>
          <table:table-cell office:value-type="float" office:value="349951" calcext:value-type="float">
            <text:p>349951</text:p>
          </table:table-cell>
          <table:table-cell office:value-type="float" office:value="344082" calcext:value-type="float">
            <text:p>344082</text:p>
          </table:table-cell>
        </table:table-row>
        <table:table-row table:style-name="ro2">
          <table:table-cell office:value-type="string" calcext:value-type="string">
            <text:p><text:a xlink:href="javascript:sym(3932)" xlink:type="simple">Vladivostok</text:a>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Владивосток</text:p>
          </table:table-cell>
          <table:table-cell office:value-type="float" office:value="549789" calcext:value-type="float">
            <text:p>549789</text:p>
          </table:table-cell>
          <table:table-cell office:value-type="float" office:value="633838" calcext:value-type="float">
            <text:p>633838</text:p>
          </table:table-cell>
          <table:table-cell office:value-type="float" office:value="594701" calcext:value-type="float">
            <text:p>594701</text:p>
          </table:table-cell>
          <table:table-cell office:value-type="float" office:value="592034" calcext:value-type="float">
            <text:p>592034</text:p>
          </table:table-cell>
          <table:table-cell office:value-type="float" office:value="603519" calcext:value-type="float">
            <text:p>603519</text:p>
          </table:table-cell>
          <table:table-cell office:value-type="float" office:value="591628" calcext:value-type="float">
            <text:p>591628</text:p>
          </table:table-cell>
        </table:table-row>
        <table:table-row table:style-name="ro2">
          <table:table-cell office:value-type="string" calcext:value-type="string">
            <text:p><text:a xlink:href="javascript:sym(3933)" xlink:type="simple">Volgodonsk</text:a>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Волгодонск</text:p>
          </table:table-cell>
          <table:table-cell office:value-type="string" calcext:value-type="string">
            <text:p>...</text:p>
          </table:table-cell>
          <table:table-cell office:value-type="float" office:value="175593" calcext:value-type="float">
            <text:p>175593</text:p>
          </table:table-cell>
          <table:table-cell office:value-type="float" office:value="172401" calcext:value-type="float">
            <text:p>172401</text:p>
          </table:table-cell>
          <table:table-cell office:value-type="float" office:value="170841" calcext:value-type="float">
            <text:p>170841</text:p>
          </table:table-cell>
          <table:table-cell office:value-type="float" office:value="168048" calcext:value-type="float">
            <text:p>168048</text:p>
          </table:table-cell>
          <table:table-cell office:value-type="float" office:value="163963" calcext:value-type="float">
            <text:p>163963</text:p>
          </table:table-cell>
        </table:table-row>
        <table:table-row table:style-name="ro2">
          <table:table-cell office:value-type="string" calcext:value-type="string">
            <text:p><text:a xlink:href="javascript:sym(3934)" xlink:type="simple">Volgograd</text:a>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Волгоград</text:p>
          </table:table-cell>
          <table:table-cell office:value-type="float" office:value="928692" calcext:value-type="float">
            <text:p>928692</text:p>
          </table:table-cell>
          <table:table-cell office:value-type="float" office:value="998894" calcext:value-type="float">
            <text:p>998894</text:p>
          </table:table-cell>
          <table:table-cell office:value-type="float" office:value="1011417" calcext:value-type="float">
            <text:p>1011417</text:p>
          </table:table-cell>
          <table:table-cell office:value-type="float" office:value="1021215" calcext:value-type="float">
            <text:p>1021215</text:p>
          </table:table-cell>
          <table:table-cell office:value-type="float" office:value="1028036" calcext:value-type="float">
            <text:p>1028036</text:p>
          </table:table-cell>
          <table:table-cell office:value-type="float" office:value="1018898" calcext:value-type="float">
            <text:p>1018898</text:p>
          </table:table-cell>
        </table:table-row>
        <table:table-row table:style-name="ro2">
          <table:table-cell office:value-type="string" calcext:value-type="string">
            <text:p><text:a xlink:href="javascript:sym(3935)" xlink:type="simple">Vologda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Вологда</text:p>
          </table:table-cell>
          <table:table-cell office:value-type="float" office:value="236537" calcext:value-type="float">
            <text:p>236537</text:p>
          </table:table-cell>
          <table:table-cell office:value-type="float" office:value="282802" calcext:value-type="float">
            <text:p>282802</text:p>
          </table:table-cell>
          <table:table-cell office:value-type="float" office:value="293046" calcext:value-type="float">
            <text:p>293046</text:p>
          </table:table-cell>
          <table:table-cell office:value-type="float" office:value="301755" calcext:value-type="float">
            <text:p>301755</text:p>
          </table:table-cell>
          <table:table-cell office:value-type="float" office:value="313944" calcext:value-type="float">
            <text:p>313944</text:p>
          </table:table-cell>
          <table:table-cell office:value-type="float" office:value="311859" calcext:value-type="float">
            <text:p>311859</text:p>
          </table:table-cell>
        </table:table-row>
        <table:table-row table:style-name="ro3">
          <table:table-cell office:value-type="string" calcext:value-type="string">
            <text:p><text:a xlink:href="javascript:sym(3936)" xlink:type="simple">Volžskij</text:a> [Volzhsky]</text:p>
          </table:table-cell>
          <table:table-cell office:value-type="string" calcext:value-type="string">
            <text:p>JUZ</text:p>
          </table:table-cell>
          <table:table-cell office:value-type="string" calcext:value-type="string">
            <text:p>Волжский</text:p>
          </table:table-cell>
          <table:table-cell office:value-type="string" calcext:value-type="string">
            <text:p>...</text:p>
          </table:table-cell>
          <table:table-cell office:value-type="float" office:value="277284" calcext:value-type="float">
            <text:p>277284</text:p>
          </table:table-cell>
          <table:table-cell office:value-type="float" office:value="324224" calcext:value-type="float">
            <text:p>324224</text:p>
          </table:table-cell>
          <table:table-cell office:value-type="float" office:value="327089" calcext:value-type="float">
            <text:p>327089</text:p>
          </table:table-cell>
          <table:table-cell office:value-type="float" office:value="321479" calcext:value-type="float">
            <text:p>321479</text:p>
          </table:table-cell>
          <table:table-cell office:value-type="float" office:value="315220" calcext:value-type="float">
            <text:p>315220</text:p>
          </table:table-cell>
        </table:table-row>
        <table:table-row table:style-name="ro3">
          <table:table-cell office:value-type="string" calcext:value-type="string">
            <text:p><text:a xlink:href="javascript:sym(3938)" xlink:type="simple">Voronež</text:a> [Voronezh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Воронеж</text:p>
          </table:table-cell>
          <table:table-cell office:value-type="float" office:value="824172" calcext:value-type="float">
            <text:p>824172</text:p>
          </table:table-cell>
          <table:table-cell office:value-type="string" calcext:value-type="string">
            <text:p>...</text:p>
          </table:table-cell>
          <table:table-cell office:value-type="float" office:value="928410" calcext:value-type="float">
            <text:p>928410</text:p>
          </table:table-cell>
          <table:table-cell office:value-type="float" office:value="975373" calcext:value-type="float">
            <text:p>975373</text:p>
          </table:table-cell>
          <table:table-cell office:value-type="float" office:value="1057681" calcext:value-type="float">
            <text:p>1057681</text:p>
          </table:table-cell>
          <table:table-cell office:value-type="float" office:value="1046425" calcext:value-type="float">
            <text:p>1046425</text:p>
          </table:table-cell>
        </table:table-row>
        <table:table-row table:style-name="ro2">
          <table:table-cell office:value-type="string" calcext:value-type="string">
            <text:p><text:a xlink:href="javascript:sym(3941)" xlink:type="simple">Zlatoust</text:a>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Златоуст</text:p>
          </table:table-cell>
          <table:table-cell office:value-type="float" office:value="197760" calcext:value-type="float">
            <text:p>197760</text:p>
          </table:table-cell>
          <table:table-cell office:value-type="float" office:value="207794" calcext:value-type="float">
            <text:p>207794</text:p>
          </table:table-cell>
          <table:table-cell office:value-type="float" office:value="194551" calcext:value-type="float">
            <text:p>194551</text:p>
          </table:table-cell>
          <table:table-cell office:value-type="float" office:value="174962" calcext:value-type="float">
            <text:p>174962</text:p>
          </table:table-cell>
          <table:table-cell office:value-type="float" office:value="161774" calcext:value-type="float">
            <text:p>161774</text:p>
          </table:table-cell>
          <table:table-cell office:value-type="float" office:value="158597" calcext:value-type="float">
            <text:p>158597</text:p>
          </table:table-cell>
        </table:table-row>
        <table:table-row table:style-name="ro3">
          <table:table-cell office:value-type="string" calcext:value-type="string">
            <text:p><text:a xlink:href="javascript:sym(18943)" xlink:type="simple">Žukovskij</text:a> [Zhukovsky]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Жуковский</text:p>
          </table:table-cell>
          <table:table-cell office:value-type="float" office:value="90288" calcext:value-type="float">
            <text:p>90288</text:p>
          </table:table-cell>
          <table:table-cell office:value-type="float" office:value="100609" calcext:value-type="float">
            <text:p>100609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4736" calcext:value-type="float">
            <text:p>104736</text:p>
          </table:table-cell>
          <table:table-cell office:value-type="float" office:value="111222" calcext:value-type="float">
            <text:p>111222</text:p>
          </table:table-cell>
          <table:table-cell office:value-type="float" office:value="110083" calcext:value-type="float">
            <text:p>110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9:46.122530000</meta:creation-date>
    <dc:date>2025-04-15T06:59:54.648798100</dc:date>
    <meta:editing-duration>PT8S</meta:editing-duration>
    <meta:editing-cycles>1</meta:editing-cycles>
    <meta:document-statistic meta:table-count="1" meta:cell-count="1503" meta:object-count="0"/>
    <meta:generator>LibreOffice/25.2.2.2$Windows_X86_64 LibreOffice_project/7370d4be9e3cf6031a51beef54ff3bda878e3fac</meta:generator>
  </office:meta>
</office:document-meta>
</file>